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speaker_3e_">
      <style:text-properties style:use-window-font-color="true" fo:background-color="transparent"/>
    </style:style>
    <style:style style:name="P2" style:family="paragraph" style:parent-style-name="_3c_h2.sub_3e_">
      <style:text-properties style:use-window-font-color="true" fo:background-color="transparent"/>
    </style:style>
    <style:style style:name="P3" style:family="paragraph" style:parent-style-name="_3c_l_3e_">
      <style:text-properties style:use-window-font-color="true" fo:background-color="transparent"/>
    </style:style>
    <style:style style:name="P4" style:family="paragraph" style:parent-style-name="_3c_l_3e_">
      <style:text-properties style:use-window-font-color="true" fo:background-color="transparent" style:font-size-complex="12pt"/>
    </style:style>
    <style:style style:name="P5" style:family="paragraph" style:parent-style-name="_3c_Pagedetitre_5f_titre_3e_">
      <style:text-properties style:use-window-font-color="true" fo:background-color="transparent"/>
    </style:style>
    <style:style style:name="P6" style:family="paragraph" style:parent-style-name="_3c_term_3e_">
      <style:text-properties style:use-window-font-color="true" fo:language="en" fo:country="US" fo:background-color="transparent"/>
    </style:style>
    <style:style style:name="P7" style:family="paragraph" style:parent-style-name="_3c_term_3e_">
      <style:text-properties style:use-window-font-color="true" fo:background-color="transparent"/>
    </style:style>
    <style:style style:name="P8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9" style:family="paragraph" style:parent-style-name="_3c_figure_3e_">
      <style:text-properties style:use-window-font-color="true" style:font-name="Times New Roman" fo:font-size="12pt" fo:background-color="transparent" style:font-size-asian="12pt" style:font-size-complex="12pt"/>
    </style:style>
    <style:style style:name="P10" style:family="paragraph" style:parent-style-name="_3c_figure_3e_"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Heading_20_2">
      <style:text-properties style:use-window-font-color="true" fo:background-color="transparent" style:font-name-asian="Calibri"/>
    </style:style>
    <style:style style:name="P12" style:family="paragraph" style:parent-style-name="Standard">
      <style:text-properties fo:background-color="transparen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/>
    </style:style>
    <style:style style:name="T3" style:family="text">
      <style:text-properties style:use-window-font-color="true" fo:background-color="transparent" style:font-size-complex="12pt"/>
    </style:style>
    <style:style style:name="T4" style:family="text">
      <style:text-properties style:use-window-font-color="true" fo:background-color="transparent" style:language-asian="fr" style:country-asian="FR"/>
    </style:style>
    <style:style style:name="T5" style:family="text">
      <style:text-properties style:use-window-font-color="true" fo:background-color="transparent" style:font-name-asian="Calibri"/>
    </style:style>
    <style:style style:name="T6" style:family="text">
      <style:text-properties style:use-window-font-color="true" fo:font-style="italic" fo:background-color="transparent" style:font-style-asian="italic" style:font-style-complex="italic"/>
    </style:style>
    <style:style style:name="T7" style:family="text">
      <style:text-properties style:use-window-font-color="true" style:text-position="super 67%" fo:background-color="transparent"/>
    </style:style>
    <style:style style:name="T8" style:family="text">
      <style:text-properties style:use-window-font-color="true" style:font-size-complex="12pt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itre : Le recueil des hystoires des repeus franches</text:p>
      <text:p text:style-name="P6">author : Anonyme</text:p>
      <text:p text:style-name="P6">publisher : Sorbonne Université LABEX OBVIL</text:p>
      <text:p text:style-name="P6">issued : 2019</text:p>
      <text:p text:style-name="P6">idno : http://http://obvil.sorbonne-universite.site/corpus/faceties/cote_iii-f-019</text:p>
      <text:p text:style-name="P7">source : Anonyme, Le recueil des hystoires des repeus franches, Paris, Denis Meslier, 1490, Bibliothèque du château de Chantilly, Cabinet des livres, III-F-019.</text:p>
      <text:p text:style-name="P7">created : 1490</text:p>
      <text:p text:style-name="P7">langue : moyen-français</text:p>
      <text:p text:style-name="P7">lieu : [premier lieu où se passe la narration]</text:p>
      <text:p text:style-name="_3c_term_3e_"><text:span text:style-name="T2">lieu : [deuxième lieu </text:span><text:span text:style-name="Police_20_par_20_défaut"><text:span text:style-name="T6">etc</text:span></text:span><text:span text:style-name="T2">]</text:span></text:p>
      <text:p text:style-name="P7">personnage : [premier personnage, soit nom + fonction, soit nom, soit fonction (drapière, bourgeois, curé)]</text:p>
      <text:p text:style-name="_3c_term_3e_"><text:span text:style-name="T2">personnage : [deuxième personnage, </text:span><text:span text:style-name="Police_20_par_20_défaut"><text:span text:style-name="T6">etc.</text:span></text:span><text:span text:style-name="T2">]</text:span></text:p>
      <text:p text:style-name="Standard">&lt;front&gt;</text:p>
      <text:p text:style-name="P5">Le recueil des hystoires des repeus franches</text:p>
      <text:p text:style-name="P9">&lt;ATTimage&gt;</text:p>
      <text:p text:style-name="P10"><text:span text:style-name="_3c_pb_3e_"><text:span text:style-name="T9">[f. a1r]</text:span></text:span></text:p>
      <text:p text:style-name="P12">&lt;/front&gt;</text:p>
      <text:p text:style-name="_3c_Pagedetitre_5f_sous-titre_3e_"><text:span text:style-name="T2">Le recueil </text:span><text:span text:style-name="Police_20_par_20_défaut"><text:span text:style-name="T4">(et)</text:span></text:span><text:span text:style-name="T2"> hystoires des repeus frãche</text:span></text:p>
      <text:p text:style-name="P3">Uous qui serches les repeues franches</text:p>
      <text:p text:style-name="P3">Et tant iours ouuriers que dimenches</text:p>
      <text:p text:style-name="P3">Naues pas plante de monnoye</text:p>
      <text:p text:style-name="P3">Affin que chascun de vous oye.</text:p>
      <text:p text:style-name="P3">Comme len les peut recouurer</text:p>
      <text:p text:style-name="P3">Uueilles vous au sermõ trouuer</text:p>
      <text:p text:style-name="P3">Qui est escript dedens ce liure</text:p>
      <text:p text:style-name="P3">Mettes tous peine de le luyre</text:p>
      <text:p text:style-name="P3">Entre vous ieunes perrucatz</text:p>
      <text:p text:style-name="P3">procureurs nouueaulx aduocatz</text:p>
      <text:p text:style-name="P3">Aprenans aulx despens daultruy</text:p>
      <text:p text:style-name="P3">venes y tost sans nul estry</text:p>
      <text:p text:style-name="P3">clers de praticque diligens</text:p>
      <text:p text:style-name="P3">qui congnoisses si bien vos gens</text:p>
      <text:p text:style-name="P3">sergens a pie et a cheual</text:p>
      <text:p text:style-name="P3">venez y damont et daual</text:p>
      <text:p text:style-name="P3">Les hoirs de deffung pathelin</text:p>
      <text:p text:style-name="P3">qui saues iargon iobelin</text:p>
      <text:p text:style-name="P3">Cappitaine du pont abailon</text:p>
      <text:p text:style-name="P3">Tous les subgetz francoys villon</text:p>
      <text:p text:style-name="P3">Soyes a ce coup resueilles</text:p>
      <text:p text:style-name="P3"><text:soft-page-break/>Pas ne deues estre oublies</text:p>
      <text:p text:style-name="P3">Tous gallans a pourpoings sãs mãches</text:p>
      <text:p text:style-name="P3">qui ont besoing des repeues franches</text:p>
      <text:p text:style-name="P3">et tous ceulx tant yuer queste</text:p>
      <text:p text:style-name="P3">qui en ont grande necessite</text:p>
      <text:p text:style-name="P3">Uenes vous aprendres comment</text:p>
      <text:p text:style-name="P3">Les maistres ancieunement</text:p>
      <text:p text:style-name="P3">Sauoient tous les tours de ce faire</text:p>
      <text:p text:style-name="P3">Messire chacun poic de nayre</text:p>
      <text:p text:style-name="P3">Qui des liures soit les vsages</text:p>
      <text:p text:style-name="P3">En veult luyre tous les passages</text:p>
      <text:p text:style-name="P3">De celluy est pris appetis</text:p>
      <text:p text:style-name="P3">Uenes y donc grans et petis</text:p>
      <text:p text:style-name="P3">Car de la science sauoir</text:p>
      <text:p text:style-name="P3">Vous ne pourres que mieulx valoir</text:p>
      <text:p text:style-name="_3c_l_3e_"><text:span text:style-name="_3c_pb_3e_"><text:span text:style-name="T2">[f. a1v]</text:span></text:span></text:p>
      <text:p text:style-name="P3">Venes y cheuaucheurs descuyrie</text:p>
      <text:p text:style-name="P3">Seruiteurs de grant seigneurie</text:p>
      <text:p text:style-name="P3">Venes y sans dillaction</text:p>
      <text:p text:style-name="P3">Tous gens sotz toutes sottes</text:p>
      <text:p text:style-name="P3">Venez y bigotz et bigottes</text:p>
      <text:p text:style-name="P3">Venez y toutes truppellines</text:p>
      <text:p text:style-name="P3">Cordeliers et iacoppines</text:p>
      <text:p text:style-name="P3">Venes aussy toutes prestresses</text:p>
      <text:p text:style-name="P3">Qui scaues pieca les adresses</text:p>
      <text:p text:style-name="P3">Des presbitaires hault et bas</text:p>
      <text:p text:style-name="P3">Gardes que vous ny failliez pas</text:p>
      <text:p text:style-name="P3">Venes y gorrieres et gorries</text:p>
      <text:p text:style-name="P3">Qui faictes si bien les manieres</text:p>
      <text:p text:style-name="P3">Que cest vne chose terrible</text:p>
      <text:p text:style-name="P3">Pour bien faire tout le possible</text:p>
      <text:p text:style-name="P3">Toutes manieres de farceurs</text:p>
      <text:p text:style-name="P3">Anciens et ieunes mocqueurs</text:p>
      <text:p text:style-name="P3">Venes y tous vrays macquereaulx</text:p>
      <text:p text:style-name="P3">De tous estas vilz et nouueaulx</text:p>
      <text:p text:style-name="P3">Uenes y toutes macquerelles</text:p>
      <text:p text:style-name="P3">Qui par voz subtilles querelles</text:p>
      <text:p text:style-name="P3">Auez tousiours en vos maisons</text:p>
      <text:p text:style-name="P3">Pour auoyr en toutes saisons</text:p>
      <text:p text:style-name="P3">Tant aux iours ouuriers que dimenches</text:p>
      <text:p text:style-name="P3">souuent les bonnes repeues franches</text:p>
      <text:p text:style-name="P3">Uenez y tous bons pardonneurs</text:p>
      <text:p text:style-name="P3">Qui scauez faire les honneurs</text:p>
      <text:p text:style-name="P3">Aux villages de bons pastes</text:p>
      <text:p text:style-name="P3">Auecques ses gras curates</text:p>
      <text:p text:style-name="P3">Qui ayment bien vostre venue</text:p>
      <text:p text:style-name="P3">Pour auoir la franche repeue</text:p>
      <text:p text:style-name="P3">Affin que chascũ deux en orte</text:p>
      <text:p text:style-name="P3">Les paroissiens quon aporte</text:p>
      <text:p text:style-name="P3">Des biens aux pardons de ce lieu</text:p>
      <text:p text:style-name="P3"><text:soft-page-break/>Et quon face du bien pour dieu</text:p>
      <text:p text:style-name="P3">Tant que le pardonneur sen aille</text:p>
      <text:p text:style-name="P3">Le cure ne despendra maille</text:p>
      <text:p text:style-name="P3">Et aura maistre iehan lorens</text:p>
      <text:p text:style-name="_3c_l_3e_"><text:span text:style-name="_3c_pb_3e_"><text:span text:style-name="T2">[f. a2r]</text:span></text:span></text:p>
      <text:p text:style-name="P3">fermement payant les despens</text:p>
      <text:p text:style-name="P3">et quarte de vin simplement</text:p>
      <text:p text:style-name="P3">au cure a son partement</text:p>
      <text:p text:style-name="P3">De tout estat soit bas ou hault</text:p>
      <text:p text:style-name="P3">Venez y qui ny ait deffault</text:p>
      <text:p text:style-name="P3">Venez y varletz chamberieres</text:p>
      <text:p text:style-name="P3">Qui scauez si bien les manieres</text:p>
      <text:p text:style-name="P3">en disant mainte bonne baue</text:p>
      <text:p text:style-name="P3">Dauoir du meilleur de la caue</text:p>
      <text:p text:style-name="P3">et puis ioyeusement preschez</text:p>
      <text:p text:style-name="P3">Apres que voz gens sont couchez</text:p>
      <text:p text:style-name="P3">Ceulx qui serchent banquetz ou feste</text:p>
      <text:p text:style-name="P3">Pour dire quelque chansonnette</text:p>
      <text:p text:style-name="P3">Affin daraper la repeue.</text:p>
      <text:p text:style-name="P3">Que chascun de vous se remue</text:p>
      <text:p text:style-name="P3">Dy venir bien legierement.</text:p>
      <text:p text:style-name="P3">Et vous pourres ouyr comment</text:p>
      <text:p text:style-name="P3">Vng grant tas de bonnes commeres</text:p>
      <text:p text:style-name="P3">Soyuent bien trouuer manieres</text:p>
      <text:p text:style-name="P3">De faire leurs maris coqus.</text:p>
      <text:p text:style-name="P3">Venez y et natendes plus</text:p>
      <text:p text:style-name="P3">Entre vous prestres sans seiour</text:p>
      <text:p text:style-name="P3">Qui dites deux messes pour iour</text:p>
      <text:p text:style-name="P3">A saint innocent ou ailleurs</text:p>
      <text:p text:style-name="P3">Uenez pour sauoir plusieurs</text:p>
      <text:p text:style-name="P3">Des passages et des adresses</text:p>
      <text:p text:style-name="P3">De maintes petites finesses</text:p>
      <text:p text:style-name="P3">Que len fait tout facilement</text:p>
      <text:p text:style-name="P3">En maint lieu la frãche repeue</text:p>
      <text:p text:style-name="P3">Qui ne doibt a nul estre tenue</text:p>
      <text:p text:style-name="P3">Par tel cy qui veue ne laura</text:p>
      <text:p text:style-name="P3">Payera a celluy qui fera</text:p>
      <text:p text:style-name="P3">De ceste repeue le present</text:p>
      <text:p text:style-name="P3">De lescot sen ira exent</text:p>
      <text:p text:style-name="P3">Moyennant qui monstre ce liure</text:p>
      <text:p text:style-name="P3">Par ce moyen sera deliure</text:p>
      <text:p text:style-name="P3">En lieu ou naura este veu</text:p>
      <text:p text:style-name="P3">Il sera franchement repeu</text:p>
      <text:p text:style-name="_3c_l_3e_"><text:span text:style-name="_3c_pb_3e_"><text:span text:style-name="T2">[f. a2v]</text:span></text:span></text:p>
      <text:p text:style-name="P3">Ainsi quon orra plus a plain</text:p>
      <text:p text:style-name="P3">Qui de lentendement prendra soing</text:p>
      <text:p text:style-name="P1">Lacteur</text:p>
      <text:p text:style-name="P3">Quant ie ouy ce present mandemẽt</text:p>
      <text:p text:style-name="P3">Quon semonnoit venir a lacteur</text:p>
      <text:p text:style-name="P3">Lesdessusdit ie pensay fermemẽt</text:p>
      <text:p text:style-name="P3"><text:soft-page-break/>De my trouuer (et) en pris lauẽture</text:p>
      <text:p text:style-name="P3">Comme celluy de droite nature</text:p>
      <text:p text:style-name="P3">vouloit de ce faire narrassion</text:p>
      <text:p text:style-name="P3">A telle fin quil en fust menciõ</text:p>
      <text:p text:style-name="P3">A vng chascun pour le tẽps auenir</text:p>
      <text:p text:style-name="P3">Qui se actẽdẽt ont intẽciõ</text:p>
      <text:p text:style-name="P3">Que les repeues les vendrõt secourir</text:p>
      <text:p text:style-name="P3">£</text:p>
      <text:p text:style-name="P3">Mais se secours est dãciẽnement</text:p>
      <text:p text:style-name="P4">Tout le repas de chetif par droiture</text:p>
      <text:p text:style-name="P4">Par quoy aucuns qui ont entẽdement</text:p>
      <text:p text:style-name="P4">Les trouuẽt biẽ aultres nen ont cure</text:p>
      <text:p text:style-name="P4">Et ne serchẽt tant que largent leur dure</text:p>
      <text:p text:style-name="P4">Mais font du leur si grant destrution</text:p>
      <text:p text:style-name="P4">Quilz en entrent en la subiectiõ</text:p>
      <text:p text:style-name="_3c_l_3e_"><text:span text:style-name="Police_20_par_20_défaut"><text:span text:style-name="T3">De faire aux dens larquemye sãs faillir.</text:span></text:span></text:p>
      <text:p text:style-name="P4">En attẽdãt pour tout production</text:p>
      <text:p text:style-name="P4">Que les repeues les viẽdront secourir</text:p>
      <text:p text:style-name="P3">£</text:p>
      <text:p text:style-name="P3">Ien ay congneu qui largement</text:p>
      <text:p text:style-name="_3c_l_3e_"><text:span text:style-name="T2">Donnoyent ato</text:span><text:span text:style-name="Police_20_par_20_défaut"><text:span text:style-name="T7">9</text:span></text:span><text:span text:style-name="T2"> repeues oultre mesure</text:span></text:p>
      <text:p text:style-name="P3">Qui de puys ont ↄtinuellemẽt</text:p>
      <text:p text:style-name="P3">S<text:span text:style-name="erreurTypo"> </text:span><text:span text:style-name="correctionTypo">e</text:span>ruy le pont a billon par droicture</text:p>
      <text:p text:style-name="P3">Dont la facon a este a maint dure</text:p>
      <text:p text:style-name="P3">En leur grant dueil (et) tribulacion</text:p>
      <text:p text:style-name="P3">Mais lors nauoit nulle remission</text:p>
      <text:p text:style-name="P3">Combiẽ q̃ ce leur fist le cueur fremir</text:p>
      <text:p text:style-name="P3">Il nattẽdoint autre sucession</text:p>
      <text:p text:style-name="P3">Que les repeues les viẽdrõt secourir</text:p>
      <text:p text:style-name="P3">£</text:p>
      <text:p text:style-name="_3c_l_3e_"><text:span text:style-name="Police_20_par_20_défaut"><text:span text:style-name="T3">Prince pource que ne me puis tenir</text:span></text:span></text:p>
      <text:p text:style-name="P3">Que de telz faitz ne face mencion</text:p>
      <text:p text:style-name="P3">Puys q̃ a mõ tẽps les ay veu auenir</text:p>
      <text:p text:style-name="_3c_l_3e_"><text:span text:style-name="_3c_pb_3e_"><text:span text:style-name="T2">[f. a3r]</text:span></text:span></text:p>
      <text:p text:style-name="P3">Ien veuil faire quelq̃ narrassiõ</text:p>
      <text:p text:style-name="P3">Et en escripre soubz la correction</text:p>
      <text:p text:style-name="P3">Des escoutãs affin den souuenir</text:p>
      <text:p text:style-name="P3">Ceste presente nouuelle inuẽciõ</text:p>
      <text:p text:style-name="P3">Que les repeues les viẽdrõt secourir</text:p>
      <text:h text:style-name="P11" text:outline-level="2">La balade des<text:line-break/>escoutans</text:h>
      <text:p text:style-name="_3c_l_3e_"><text:span text:style-name="Police_20_par_20_défaut"><text:span text:style-name="T3">Qui en a il est bien venu.</text:span></text:span></text:p>
      <text:p text:style-name="P3">Qui nen a point len nen tient conte</text:p>
      <text:p text:style-name="P3">Celluy qui en a est congneu</text:p>
      <text:p text:style-name="P3">Et cil qui na rien vit a honte</text:p>
      <text:p text:style-name="P3">Et qui paye len lessausse (et) monte</text:p>
      <text:p text:style-name="P3">Iusques au tiers ciel pour en pester</text:p>
      <text:p text:style-name="P3">Son honneur tout autre surmonte</text:p>
      <text:p text:style-name="P3">Par force de bien caquester</text:p>
      <text:p text:style-name="P3"><text:soft-page-break/>£</text:p>
      <text:p text:style-name="P3">Quant entendismes les estatz</text:p>
      <text:p text:style-name="P3">De telz dissimulations</text:p>
      <text:p text:style-name="P3">Congnoissans les haulx et les bas</text:p>
      <text:p text:style-name="P3">Pour tous abreuiations</text:p>
      <text:p text:style-name="P3">Nous vnismes sans sõmassions</text:p>
      <text:p text:style-name="P3">Aux champs par boys et par larris</text:p>
      <text:p text:style-name="P3">Pour congnoistre les fictions</text:p>
      <text:p text:style-name="P3">Qui se font souuent a paris</text:p>
      <text:p text:style-name="P3">Pour ce que chascun maintenoit</text:p>
      <text:p text:style-name="P3">Que cestoit la ville du monde</text:p>
      <text:p text:style-name="P3">Qui plus de peuple soustenoit</text:p>
      <text:p text:style-name="P3">Et ou maint estrangier abonde</text:p>
      <text:p text:style-name="P3">Pour la grant science parfonde</text:p>
      <text:p text:style-name="P3">Renommee en icelle ville</text:p>
      <text:p text:style-name="P3">Ie partis et veulx quon me tendre</text:p>
      <text:p text:style-name="P3">Sa lentree auois croix ne ylle</text:p>
      <text:p text:style-name="P3">£</text:p>
      <text:p text:style-name="P3">Il estoit temps de ce coucher</text:p>
      <text:p text:style-name="P3">Et ne scauoye ou heberger</text:p>
      <text:p text:style-name="P3">Dun logis me vins aprocher</text:p>
      <text:p text:style-name="P3">Sauoir son my vouldroit loger</text:p>
      <text:p text:style-name="P3">En disant aues vous a menger</text:p>
      <text:p text:style-name="P3">Loste me respons sy ay :</text:p>
      <text:p text:style-name="P3">f. a3v</text:p>
      <text:p text:style-name="P3">Lors luy priay pour abreger</text:p>
      <text:p text:style-name="P3">Apportes le dont deuant moy</text:p>
      <text:p text:style-name="P3">£</text:p>
      <text:p text:style-name="P3">Ie fus seruy passablement</text:p>
      <text:p text:style-name="P3">Selon mon estat et ma sorte</text:p>
      <text:p text:style-name="P3">En pensant a parmoy comment</text:p>
      <text:p text:style-name="P3">Ie cheuiroye auecques loste</text:p>
      <text:p text:style-name="P3">Ie me aduise que soubz ma coste</text:p>
      <text:p text:style-name="P3">Auoit vne espee qui bien trenche.</text:p>
      <text:p text:style-name="P3">Ie la lerray quon ne me loste</text:p>
      <text:p text:style-name="P3">En gaige de la repeue franche</text:p>
      <text:p text:style-name="P3">£</text:p>
      <text:p text:style-name="P3">Lespee estoit toute dacier</text:p>
      <text:p text:style-name="P3">Il ne sẽ failloit que le fer</text:p>
      <text:p text:style-name="P3">Mais loste la me fist machier</text:p>
      <text:p text:style-name="P3">Fourreau (et) tout sans fricasser</text:p>
      <text:p text:style-name="P3">Puis apres me conuier penser</text:p>
      <text:p text:style-name="P3">De repaistre se fain auoye</text:p>
      <text:p text:style-name="P3">Rien ny eut valu le tenser</text:p>
      <text:p text:style-name="P3">De leans party sans monnoye</text:p>
      <text:p text:style-name="P3">£</text:p>
      <text:p text:style-name="P1">Lacteur</text:p>
      <text:p text:style-name="_3c_speaker_3e_"><text:span text:style-name="Police_20_par_20_défaut"><text:span text:style-name="T3">Lẽdemain maloye enquerant</text:span></text:span></text:p>
      <text:p text:style-name="P3">Pour rencontrer martin garant</text:p>
      <text:p text:style-name="P3">Droit en la salle du pallais</text:p>
      <text:p text:style-name="P3"><text:soft-page-break/>Rẽcontray pour mõ p̃mier mais</text:p>
      <text:p text:style-name="P3">Tout droit soubz la premiere porte</text:p>
      <text:p text:style-name="P3">Plusieurs mygnõs destrãge sorte</text:p>
      <text:p text:style-name="P3">Qui sẽbloient bien a leur habit</text:p>
      <text:p text:style-name="P3">Quilz fussent gens de grant acquit</text:p>
      <text:p text:style-name="P3">Lors vins pour entrer en la salle</text:p>
      <text:p text:style-name="P3">Lan y monte lautre deualle</text:p>
      <text:p text:style-name="P3">La me pourmenay de par dieu</text:p>
      <text:p text:style-name="P3">Regardant lestat de ce lieu</text:p>
      <text:p text:style-name="P3">Et quant ie leuz bien regardee</text:p>
      <text:p text:style-name="_3c_l_3e_"><text:span text:style-name="T2">Tant plus la vois (et) mie</text:span><text:span text:style-name="erreurTypo"><text:span text:style-name="T1">lu</text:span></text:span><text:span text:style-name="correctionTypo"><text:span text:style-name="T1">ul</text:span></text:span><text:span text:style-name="T2">x magree</text:span></text:p>
      <text:p text:style-name="P3">Ie vis la tant de mirelificques</text:p>
      <text:p text:style-name="P3">Tant damecons (et) tant dafficques</text:p>
      <text:p text:style-name="_3c_l_3e_"><text:span text:style-name="_3c_pb_3e_"><text:span text:style-name="T2">[f. a4r]</text:span></text:span></text:p>
      <text:p text:style-name="P3">Pour atraper les plus huppez</text:p>
      <text:p text:style-name="P3">Les plus rouges y sont happez</text:p>
      <text:p text:style-name="P3">A lun conuiẽt vẽdre sa terre</text:p>
      <text:p text:style-name="P3">Maint sans santir la se desterre</text:p>
      <text:p text:style-name="P3">Partie ou peu en demourra</text:p>
      <text:p text:style-name="P3">De tout ce que vaillant aura</text:p>
      <text:p text:style-name="P3">Cuidant destruyre son voisin</text:p>
      <text:p text:style-name="P3">De poitu ou de lymosin</text:p>
      <text:p text:style-name="P3">Ou de quelque aultre nassion</text:p>
      <text:p text:style-name="P3">Mainct en est a destruction</text:p>
      <text:p text:style-name="P3">Et fault ains partir de leans</text:p>
      <text:p text:style-name="P3">Quilz facent larquemie aux dẽs</text:p>
      <text:p text:style-name="P3">Ou ẽprunter qui a credit</text:p>
      <text:p text:style-name="P3">Tout ainsi q̃ deuãt iay dit</text:p>
      <text:p text:style-name="P3">Quant leur argẽt fort sappetisse</text:p>
      <text:p text:style-name="P3">Lors leur est la repeue propice</text:p>
      <text:p text:style-name="P3">Et le sergẽt plus nẽ doubtez</text:p>
      <text:p text:style-name="P3">Hault (et) bas (et) de tous costes</text:p>
      <text:p text:style-name="P3">Comme on verra par demonstrances</text:p>
      <text:p text:style-name="P3">En ce traicte des repeues franches</text:p>
      <text:p text:style-name="P3">Et quant au regart de plusieurs</text:p>
      <text:p text:style-name="P3">Autres repeuez assez escriptez</text:p>
      <text:p text:style-name="P3">Affin quon prẽgne les meilleurs</text:p>
      <text:p text:style-name="P3">En lisant grandes ou petites</text:p>
      <text:p text:style-name="P3">Uous orrez mains moyẽs licites</text:p>
      <text:p text:style-name="P3">Comment il ont este happez</text:p>
      <text:p text:style-name="P3">Hault (et) bas par bonnes conduictes</text:p>
      <text:p text:style-name="P3">De ceulx qui les ont attrappez</text:p>
      <text:h text:style-name="P11" text:outline-level="2">La repeue de villon<text:line-break/>et de ses compaignons</text:h>
      <text:p text:style-name="_3c_l_3e_"><text:span text:style-name="Police_20_par_20_défaut"><text:span text:style-name="T3">Qui na or ny argent ne gaige</text:span></text:span></text:p>
      <text:p text:style-name="P3">Comment peult il faire grant chiere</text:p>
      <text:p text:style-name="P3">Il fault quil viue dauantaige</text:p>
      <text:p text:style-name="P3">La facon est coustumiere</text:p>
      <text:p text:style-name="P3">Saurion nous trouuer maniere</text:p>
      <text:p text:style-name="P3"><text:soft-page-break/>De tromper quelcun pour repaistre</text:p>
      <text:p text:style-name="P3">Qui le fera sera son maistre</text:p>
      <text:p text:style-name="P3">Ainsi parloyent les compaignons</text:p>
      <text:p text:style-name="_3c_l_3e_"><text:span text:style-name="_3c_pb_3e_"><text:span text:style-name="T2">[f. a4v]</text:span></text:span></text:p>
      <text:p text:style-name="P3">Du bon maistre francoys villon</text:p>
      <text:p text:style-name="P3">Qui nauoient vaillant deux oygnons</text:p>
      <text:p text:style-name="P3">Tente tapis ne pauillon</text:p>
      <text:p text:style-name="P3">Il leur dist ne nous soucion</text:p>
      <text:p text:style-name="P3">Car auiourduy sans nul deffault</text:p>
      <text:p text:style-name="P3">Pain vin viande a grant foyson</text:p>
      <text:p text:style-name="P3">Aurez auec du rost tout chault</text:p>
      <text:h text:style-name="_3c_h2.sub_3e_" text:outline-level="2"><text:span text:style-name="Police_20_par_20_défaut"><text:span text:style-name="T5">La maniere da/<text:line-break/>uoir du poysson</text:span></text:span></text:h>
      <text:p text:style-name="_3c_l_3e_"><text:span text:style-name="Police_20_par_20_défaut"><text:span text:style-name="T3">(D) Adoncques il leur demanda</text:span></text:span></text:p>
      <text:p text:style-name="P3">Quelz viandes vouloyent macher</text:p>
      <text:p text:style-name="P3">Lun de bon poisson souhaita</text:p>
      <text:p text:style-name="P3">lautre demanda de la cher</text:p>
      <text:p text:style-name="P3">Maistre francoys ce bon archer</text:p>
      <text:p text:style-name="P3">Leur dist ne vous souciez</text:p>
      <text:p text:style-name="P3">Il vous fault vos pourpoins lacher</text:p>
      <text:p text:style-name="P3">Car nous aurons viandes assez</text:p>
      <text:p text:style-name="P3">£</text:p>
      <text:p text:style-name="P3">Lors partit de ses compaignons</text:p>
      <text:p text:style-name="P3">Et vint a la poissonnerie</text:p>
      <text:p text:style-name="P3">Et les laissa de la les pons</text:p>
      <text:p text:style-name="P3">Quasi plains de merencolie</text:p>
      <text:p text:style-name="P3">Il marchanda a cherette</text:p>
      <text:p text:style-name="P3">Vng panier tout plain de poisson</text:p>
      <text:p text:style-name="P3">Et sembloit ie vous certifie.</text:p>
      <text:p text:style-name="P3">Quil fust homme de frant facon</text:p>
      <text:p text:style-name="P3">£</text:p>
      <text:p text:style-name="P3">Maistre francoys fut diligent</text:p>
      <text:p text:style-name="P3">Dachetter non pas de payer</text:p>
      <text:p text:style-name="P3">Et dist quil bailleroit largent</text:p>
      <text:p text:style-name="P3">Tout comptant au porte panier</text:p>
      <text:p text:style-name="P3">Ilz partent sans plus plaidier</text:p>
      <text:p text:style-name="P3">Et passerent par nostre dame</text:p>
      <text:p text:style-name="P3">La ou il vit le penancier</text:p>
      <text:p text:style-name="P3">Qui confessoit ou homme ou femme</text:p>
      <text:p text:style-name="P3">£</text:p>
      <text:p text:style-name="P3">Quant il le vit a peu de plet</text:p>
      <text:p text:style-name="P3">Il luy dist monseigneur ie vous prie</text:p>
      <text:p text:style-name="_3c_l_3e_"><text:span text:style-name="_3c_pb_3e_"><text:span text:style-name="T2">[f. a5r]</text:span></text:span></text:p>
      <text:p text:style-name="P3">Que vous despechez sil vous plaist</text:p>
      <text:p text:style-name="P3">Mon nepueu car ie vous affie</text:p>
      <text:p text:style-name="P3">Quil est en si grant reuerie</text:p>
      <text:p text:style-name="P3">vers dieu il est fort negligent</text:p>
      <text:p text:style-name="P3">Il est en telle meroncolie</text:p>
      <text:p text:style-name="P3">Quil ne parle riens que dargent</text:p>
      <text:p text:style-name="P3">£</text:p>
      <text:p text:style-name="P3"><text:soft-page-break/>vrayement se dist le penancier</text:p>
      <text:p text:style-name="P3">Tresvoulentiers on le fera</text:p>
      <text:p text:style-name="P3">Maistre francoys print le panier</text:p>
      <text:p text:style-name="P3">Et dist mon amy venes ca</text:p>
      <text:p text:style-name="P3">vela qui vous despechera</text:p>
      <text:p text:style-name="P3">Incontinent quil aura fait</text:p>
      <text:p text:style-name="P3">Adonc maistre francoys sen va</text:p>
      <text:p text:style-name="P3">A tout le panier en effect</text:p>
      <text:p text:style-name="P3">£</text:p>
      <text:p text:style-name="P3">Quant le penancier eust parfait</text:p>
      <text:p text:style-name="P3">De confesser la creature</text:p>
      <text:p text:style-name="P3">Saigne denier par dit et fait</text:p>
      <text:p text:style-name="P3">Acourut vers luy bonne aleure</text:p>
      <text:p text:style-name="P3">Disant monseigneur ie vous asseure</text:p>
      <text:p text:style-name="P3">Sil vous plaisoit prendre loysir</text:p>
      <text:p text:style-name="P3">De me despecher a ceste heure</text:p>
      <text:p text:style-name="P3">vous me feries grant plaisir</text:p>
      <text:p text:style-name="P3">£</text:p>
      <text:p text:style-name="P3">Je le vueil bien en verite</text:p>
      <text:p text:style-name="P3">Dist le penancier par ma foy</text:p>
      <text:p text:style-name="P3">Or dictes benedicite</text:p>
      <text:p text:style-name="P3">Et puis ie vous confesseray</text:p>
      <text:p text:style-name="P3">et en apres vous assouldray</text:p>
      <text:p text:style-name="P3">Ainsi comme ie le doy faire</text:p>
      <text:p text:style-name="P3">Puis penitance vous bauldray</text:p>
      <text:p text:style-name="P3">Qui vous sera bien necessaire</text:p>
      <text:p text:style-name="P3">£</text:p>
      <text:p text:style-name="P3">Quel confesser dist le poure homme</text:p>
      <text:p text:style-name="P3">Fus ie pas a pasques absoulz</text:p>
      <text:p text:style-name="P3">que bon gre saint pierre de romme</text:p>
      <text:p text:style-name="P3">Je demande cinquante soubz</text:p>
      <text:p text:style-name="_3c_l_3e_"><text:span text:style-name="_3c_pb_3e_"><text:span text:style-name="T2">[f. a5v]</text:span></text:span></text:p>
      <text:p text:style-name="P3">Quelle si a qui sommes nous</text:p>
      <text:p text:style-name="P3">Ma maistresse et bien arriuee</text:p>
      <text:p text:style-name="P3">A coup a coup despesches vous</text:p>
      <text:p text:style-name="P3">Payes mon panier de maree</text:p>
      <text:p text:style-name="P3">£</text:p>
      <text:p text:style-name="P3">Ha mon amy ce nest pas ieu</text:p>
      <text:p text:style-name="P3">Dist le penancier seurement</text:p>
      <text:p text:style-name="P3">Il vous fault bien penser a dieu</text:p>
      <text:p text:style-name="P3">Et le supplier humblement</text:p>
      <text:p text:style-name="P3">Que bon gre en ait mon serment</text:p>
      <text:p text:style-name="P3">Dist cest homme sans contredit</text:p>
      <text:p text:style-name="P3">Despeches moy legierement</text:p>
      <text:p text:style-name="P3">Ainsi que se seigneur a dit</text:p>
      <text:p text:style-name="P3">£</text:p>
      <text:p text:style-name="P3">Adonc le penancier vit bien</text:p>
      <text:p text:style-name="P3">Quil y eut quelque tromperie</text:p>
      <text:p text:style-name="P3">Quant il entendit le moyen</text:p>
      <text:p text:style-name="P3">Il congneut bien la ioncherie</text:p>
      <text:p text:style-name="P3"><text:soft-page-break/>Le poure homme ie vous affie</text:p>
      <text:p text:style-name="P3">Ne prisa pas bien la facon</text:p>
      <text:p text:style-name="P3">Car il neust ie vous sertiffie</text:p>
      <text:p text:style-name="P3">Or ne argent de son poisson</text:p>
      <text:p text:style-name="P3">£</text:p>
      <text:p text:style-name="P3">Maistre francoys par son blason</text:p>
      <text:p text:style-name="P3">Trouua la facon et maniere</text:p>
      <text:p text:style-name="P3">Dauoir maree grant foison</text:p>
      <text:p text:style-name="P3">Pour gaudir et faire grant chiere</text:p>
      <text:p text:style-name="P3">Cestoit la mere nourrissiere</text:p>
      <text:p text:style-name="P3">De ceulx qui nauoient point dargent</text:p>
      <text:p text:style-name="P3">A tromper deuant et derriere</text:p>
      <text:p text:style-name="P3">Estoit vng homme diligent</text:p>
      <text:p text:style-name="P3">£</text:p>
      <text:h text:style-name="P2" text:outline-level="2">La maniere dauoir des trippes pour<text:line-break/>disner</text:h>
      <text:p text:style-name="_3c_l_3e_"><text:span text:style-name="Police_20_par_20_défaut"><text:span text:style-name="T3">Que fist il a bien peu de plet</text:span></text:span></text:p>
      <text:p text:style-name="P3">Sauisa de grant ioncherie</text:p>
      <text:p text:style-name="P3">Et fist lauer le cul bien net</text:p>
      <text:p text:style-name="P3">A vng gallant ie vous affie</text:p>
      <text:p text:style-name="_3c_l_3e_"><text:span text:style-name="_3c_pb_3e_"><text:span text:style-name="T2">[f. a6r]</text:span></text:span></text:p>
      <text:p text:style-name="P3">Disant il conuient quon espie</text:p>
      <text:p text:style-name="P3">Quant seray deuant la tripiere</text:p>
      <text:p text:style-name="P3">Monstre ton cul par raillerie</text:p>
      <text:p text:style-name="P3">Puis apres nous ferons grand chiere</text:p>
      <text:p text:style-name="P3">£</text:p>
      <text:p text:style-name="P3">Le compaignon point ne faillit</text:p>
      <text:p text:style-name="P3">Foy que doy saint remy de rains</text:p>
      <text:p text:style-name="P3">A petit pont vint par compas</text:p>
      <text:p text:style-name="P3">Son cul descouuert iusques aux rains</text:p>
      <text:p text:style-name="P3">Quant maistre francoys vist le train</text:p>
      <text:p text:style-name="P3">Dieu scet si fist piteuses lippes</text:p>
      <text:p text:style-name="P3">Car il tenoit entre ses mains</text:p>
      <text:p text:style-name="P3">Du foye du poummon et des tripes</text:p>
      <text:p text:style-name="P3">£</text:p>
      <text:p text:style-name="P3">Comme sil fust plain de despit</text:p>
      <text:p text:style-name="P3">Et courrouce amerement</text:p>
      <text:p text:style-name="P3">Il haussa la main vng petit</text:p>
      <text:p text:style-name="P3">Et le frappa bien rudement</text:p>
      <text:p text:style-name="P3">Des trippes par le fondement</text:p>
      <text:p text:style-name="P3">Puis sans faire plus long caquet</text:p>
      <text:p text:style-name="P3">Les voulut tout incontinent</text:p>
      <text:p text:style-name="P3">Remettre dedens le baquet</text:p>
      <text:p text:style-name="P3">£</text:p>
      <text:p text:style-name="P3">La tripiere fut fort courroucee</text:p>
      <text:p text:style-name="P3">Et ne les voulut pas reprendre</text:p>
      <text:p text:style-name="P3">Maistre francoys sans demouree</text:p>
      <text:p text:style-name="P3">Sen alla sans compte luy rẽdre</text:p>
      <text:p text:style-name="P3">Par ainsi vous pouez entendre</text:p>
      <text:p text:style-name="P3">Quilz eurent tripes et maree</text:p>
      <text:p text:style-name="P3"><text:soft-page-break/>Mais apres fault du pain tendre</text:p>
      <text:p text:style-name="P3">Pour ce disner de grant facon</text:p>
      <text:p text:style-name="P3">£</text:p>
      <text:h text:style-name="_3c_h2.sub_3e_" text:outline-level="2"><text:span text:style-name="Police_20_par_20_défaut"><text:span text:style-name="T5">La maniere dauoir du pain</text:span></text:span></text:h>
      <text:p text:style-name="P3">£</text:p>
      <text:p text:style-name="P4">Il sen vint chez vng boullenger.</text:p>
      <text:p text:style-name="P4">Affin de mieulx fournir son train</text:p>
      <text:p text:style-name="P4">Contre faisant de lescuyer</text:p>
      <text:p text:style-name="_3c_l_3e_"><text:span text:style-name="Police_20_par_20_défaut"><text:span text:style-name="T3">Affin de mieulx fornir son train</text:span></text:span></text:p>
      <text:p text:style-name="_3c_l_3e_"><text:span text:style-name="_3c_pb_3e_"><text:span text:style-name="T3">[f. a6v]</text:span></text:span></text:p>
      <text:p text:style-name="P4">Cy pris cy mys on chapellast</text:p>
      <text:p text:style-name="P4">Cinq ou six douzaines de pain</text:p>
      <text:p text:style-name="_3c_l_3e_"><text:span text:style-name="Police_20_par_20_défaut"><text:span text:style-name="T3">Et que bien tost on le hatast</text:span></text:span></text:p>
      <text:p text:style-name="P3">£</text:p>
      <text:p text:style-name="P4">Quant la moytie fut chapelle</text:p>
      <text:p text:style-name="P4">En vne hoste le fist mettre</text:p>
      <text:p text:style-name="P4">Cõme cil fut de pres haste</text:p>
      <text:p text:style-name="P4">Il pria et requist au maistre</text:p>
      <text:p text:style-name="P4">Quaucun se voulsist entremettre</text:p>
      <text:p text:style-name="P4">Dapporter apres luy courant</text:p>
      <text:p text:style-name="_3c_l_3e_"><text:span text:style-name="Police_20_par_20_défaut"><text:span text:style-name="T3">Le pain chappelle en son estre</text:span></text:span></text:p>
      <text:p text:style-name="_3c_l_3e_"><text:span text:style-name="Police_20_par_20_défaut"><text:span text:style-name="T3">Tandis quon fist le demourant</text:span></text:span></text:p>
      <text:p text:style-name="P3">£</text:p>
      <text:p text:style-name="P4">Le varlet le mist sur col</text:p>
      <text:p text:style-name="P4">Apres maistre francoys le porte</text:p>
      <text:p text:style-name="P4">Et arriua soit dur ou mol</text:p>
      <text:p text:style-name="P4">Empres vne grant vielle porte</text:p>
      <text:p text:style-name="P4">Le varlet descharga sa hoste</text:p>
      <text:p text:style-name="P4">Et fut renuoye tout courant</text:p>
      <text:p text:style-name="P4">Hastiuement traynant sa hoste</text:p>
      <text:p text:style-name="P4">Pour requerir le demourant</text:p>
      <text:p text:style-name="P3">£</text:p>
      <text:p text:style-name="P4">Maistre francoys sans contredit</text:p>
      <text:p text:style-name="_3c_l_3e_"><text:span text:style-name="Police_20_par_20_défaut"><text:span text:style-name="T3">Natendit pas la reuenue</text:span></text:span></text:p>
      <text:p text:style-name="P4">Il eut du pain par son edit</text:p>
      <text:p text:style-name="P4">Pour fournir sa franche repeue</text:p>
      <text:p text:style-name="P4">Le boulengier sans attendue</text:p>
      <text:p text:style-name="P4">Reuint mais il ne trouua point</text:p>
      <text:p text:style-name="P4">Son maistre dostel de dueil</text:p>
      <text:p text:style-name="P4">Quon lauoit trompe en ce point</text:p>
      <text:h text:style-name="P2" text:outline-level="2">La manière<text:line-break/>dauoir du vin</text:h>
      <text:p text:style-name="_3c_l_3e_"><text:span text:style-name="Police_20_par_20_défaut"><text:span text:style-name="T3">Apres quil fut fourny de viures</text:span></text:span></text:p>
      <text:p text:style-name="P3">Il fault bien auoir le memoyre</text:p>
      <text:p text:style-name="P3">Que silz voulaient se iour estre yures</text:p>
      <text:p text:style-name="P3">Il faillot quilz eussent a boyre</text:p>
      <text:p text:style-name="P3">Maistre frãcoys deues croire</text:p>
      <text:p text:style-name="P3">Emprunta deux grans bros de boys</text:p>
      <text:p text:style-name="_3c_l_3e_"><text:span text:style-name="_3c_pb_3e_"><text:span text:style-name="T2">[f. b1r]</text:span></text:span></text:p>
      <text:p text:style-name="P3"><text:soft-page-break/>£</text:p>
      <text:p text:style-name="P3">Disãt quil estoit necessaire</text:p>
      <text:p text:style-name="P3">Dauoir du vin par ambagois</text:p>
      <text:p text:style-name="P3">Lun fist emplir de belle caue clere</text:p>
      <text:p text:style-name="P3">Et vint ala pomme de pin</text:p>
      <text:p text:style-name="P3">A tous ses deux bros sans renchere</text:p>
      <text:p text:style-name="P3">Demãdant sil auoit bon vin</text:p>
      <text:p text:style-name="P3">Et quon luy emplit du plus fin</text:p>
      <text:p text:style-name="P3">Mais quil fust blanc (et) amoureux</text:p>
      <text:p text:style-name="P3">On luy emplit pour faire fin</text:p>
      <text:p text:style-name="P3">Dun tresbon vin blanc de baigneux</text:p>
      <text:p text:style-name="P3">Maistre francoys print les deux brocz</text:p>
      <text:p text:style-name="P3">Lun empres lautre les bouta</text:p>
      <text:p text:style-name="P3">Incontinent ꝑ bon propos</text:p>
      <text:p text:style-name="P3">Sans se haster il demāda</text:p>
      <text:p text:style-name="P3">Au varlet quel vin esse la</text:p>
      <text:p text:style-name="P3">Il luy dist du vin de baigneux</text:p>
      <text:p text:style-name="P3">Ostez ostez ostez cella</text:p>
      <text:p text:style-name="P3">Car ꝑ mafoy point ie nen veux</text:p>
      <text:p text:style-name="_3c_l_3e_"><text:span text:style-name="T2">Quesse cy estes vo</text:span><text:span text:style-name="Police_20_par_20_défaut"><text:span text:style-name="T7">9</text:span></text:span><text:span text:style-name="T2"> beiaune</text:span></text:p>
      <text:p text:style-name="P3">Uuidez moy mõ broc vitement</text:p>
      <text:p text:style-name="P3">Ie demãde du vin de beaune</text:p>
      <text:p text:style-name="P3">Qui soit bon (et) non autrement</text:p>
      <text:p text:style-name="P3">Et en parlãt subtillement</text:p>
      <text:p text:style-name="P3">Le broc qui estoit de au plain</text:p>
      <text:p text:style-name="P3">Luy chãgea a pur (et) a plain</text:p>
      <text:p text:style-name="P3">(C) Par ce point ilz eurent du vin</text:p>
      <text:p text:style-name="P3">Par fine force de tromper</text:p>
      <text:p text:style-name="P3">Sans aller parler au devin</text:p>
      <text:p text:style-name="P3">Ilz repeurent per ou nomper</text:p>
      <text:p text:style-name="P3">Mais le beau ieu fut au souper</text:p>
      <text:p text:style-name="P3">Car maistre francoys a bref mot</text:p>
      <text:p text:style-name="P3">Leur dist ie me vueil occuper</text:p>
      <text:p text:style-name="P3">Que nous mẽgerõs ẽnuyt du rost</text:p>
      <text:h text:style-name="P2" text:outline-level="2">(C) La maniere dauoir du rost</text:h>
      <text:p text:style-name="P3">Il fut appointe quil yroit</text:p>
      <text:p text:style-name="P3">Deuant lestal dun rotisseur</text:p>
      <text:p text:style-name="P3">Et de la chair marchanderoit</text:p>
      <text:p text:style-name="P3">Contrefaisãt du gaudisseur</text:p>
      <text:p text:style-name="P3">Et pour trouuer moyen meilleur</text:p>
      <text:p text:style-name="P3">Faignant que point on ne se ioue</text:p>
      <text:p text:style-name="_3c_l_3e_"><text:span text:style-name="_3c_pb_3e_"><text:span text:style-name="T2">[f. b1v]</text:span></text:span></text:p>
      <text:p text:style-name="P3">Il viẽdroit vng entrepreneur</text:p>
      <text:p text:style-name="P3">Qui luy bailleroit sur la ioue</text:p>
      <text:p text:style-name="P3">(C) Il vint a la rotisserie</text:p>
      <text:p text:style-name="P3">Et marchãda de la viande</text:p>
      <text:p text:style-name="P3">Lautre vint de chiere marrie</text:p>
      <text:p text:style-name="P3">Quesse que ce paillart demãde</text:p>
      <text:p text:style-name="P3">Luy baillãt vne buffe grande</text:p>
      <text:p text:style-name="P3">En luy dissãt mainte reproche</text:p>
      <text:p text:style-name="P3"><text:soft-page-break/>Quãt il vit quil eut ceste offrande</text:p>
      <text:p text:style-name="P3">Empoigna de rost plaine broche</text:p>
      <text:p text:style-name="P3">(C) Celluy qui bailla le soufflet</text:p>
      <text:p text:style-name="P3">Fuit biẽ tost a mos expres</text:p>
      <text:p text:style-name="P3">Maitre frãcoys sans plus deplet</text:p>
      <text:p text:style-name="P3">A tout son rost courant apres</text:p>
      <text:p text:style-name="P3">Ainsi sans faire long proces</text:p>
      <text:p text:style-name="P3">Ilz repeureut de cueur de uot</text:p>
      <text:p text:style-name="P3">Et eurent ꝑ leur grant exces</text:p>
      <text:p text:style-name="P3">Pain vin chex poisson (et) rost</text:p>
      <text:p text:style-name="P3">(C) Et pour la premiere repeue</text:p>
      <text:p text:style-name="P3">Dont apres sera mencion</text:p>
      <text:p text:style-name="P3">Bien digne destre ramẽtue</text:p>
      <text:p text:style-name="P3">Et mise en reuelation</text:p>
      <text:p text:style-name="P3">Et pourtãt soubz corretion</text:p>
      <text:p text:style-name="P3">Affin que len parle encore</text:p>
      <text:p text:style-name="P3">Comme nouuelle invẽcion</text:p>
      <text:p text:style-name="P3">Redigee sera pour mem<text:span text:style-name="correctionTypo">o</text:span>ire</text:p>
      <text:p text:style-name="P3">(C) Or aduint de coup dauẽture</text:p>
      <text:p text:style-name="P3">Que les suppoz deuãt nommez</text:p>
      <text:p text:style-name="P3">Ne serchoit riens par droictu<text:span text:style-name="correctionTypo">r</text:span>e</text:p>
      <text:p text:style-name="P3">Que gens en richesse renõmez</text:p>
      <text:p text:style-name="P3">Ung iour quilz estoient affames</text:p>
      <text:p text:style-name="P3">En la porte dun bon logis</text:p>
      <text:p text:style-name="P3">virent entrer sãs estre armez</text:p>
      <text:p text:style-name="P3">Ambassadeurs de long pays</text:p>
      <text:p text:style-name="P3">(C) Si pẽserent entre eulx commẽt</text:p>
      <text:p text:style-name="P3">Ilz pourroient leure repaistre</text:p>
      <text:p text:style-name="P3">Et selon entendemẽt</text:p>
      <text:p text:style-name="P3">Lun diceulx saprocha du maitre</text:p>
      <text:p text:style-name="_3c_l_3e_"><text:span text:style-name="_3c_pb_3e_"><text:span text:style-name="T2">[f. b2r]</text:span></text:span></text:p>
      <text:p text:style-name="P3">Dostel (et) si fist a congnoistre</text:p>
      <text:p text:style-name="P3">Disãt qui luy enseigneroit</text:p>
      <text:p text:style-name="P3">Le hault le bas marche pour estre</text:p>
      <text:p text:style-name="P3">Par luy ↄduyt si luy plaisoyt</text:p>
      <text:p text:style-name="P3">£</text:p>
      <text:p text:style-name="P3">Je croy biẽ q̃ mõseigneur le maistre</text:p>
      <text:p text:style-name="P3">Qui du bas mestier estoit tendre</text:p>
      <text:p text:style-name="P3">Fist se gallãt tresbiẽ repaistre</text:p>
      <text:p text:style-name="P3">Et luy ↄmãda charge prendre</text:p>
      <text:p text:style-name="P3">De la cuisine (et) dy entendre</text:p>
      <text:p text:style-name="P3">Tant que leur train de partira</text:p>
      <text:p text:style-name="P3">Et biẽ le payer sans attẽdre</text:p>
      <text:p text:style-name="P3">A son gre quant il sen yra</text:p>
      <text:p text:style-name="P3">£</text:p>
      <text:p text:style-name="P3">Lors sen vint ses ↄpaignons</text:p>
      <text:p text:style-name="P3">Dire nostre estre paye</text:p>
      <text:p text:style-name="P3">Je suis ia lun des grans mignons</text:p>
      <text:p text:style-name="P3">De leans (et) myeulx auoye</text:p>
      <text:p text:style-name="P3">Car le maistre ma enuoye</text:p>
      <text:p text:style-name="P3"><text:soft-page-break/>Par la ville pour sen sortir</text:p>
      <text:p text:style-name="P3">Mais se mon sens nest desuoye</text:p>
      <text:p text:style-name="P3">Bien bref sen fera repentir</text:p>
      <text:p text:style-name="P3">Ua luy dyrent ses ↄpaignons</text:p>
      <text:p text:style-name="P3">Et esguise tout ton engin</text:p>
      <text:p text:style-name="P3">A nous rechauffer les reignõs</text:p>
      <text:p text:style-name="P3">Et nous faitz boire de bon vin</text:p>
      <text:p text:style-name="_3c_l_3e_"><text:span text:style-name="T2">Passe to</text:span><text:span text:style-name="Police_20_par_20_défaut"><text:span text:style-name="T7">9</text:span></text:span><text:span text:style-name="T2"> les sens patelin</text:span></text:p>
      <text:p text:style-name="P3">De villon (et) pauque dẽ nayre</text:p>
      <text:p text:style-name="P3">Car se venir peux en la fĩ</text:p>
      <text:p text:style-name="P3">Passe seras maistre ordinaire</text:p>
      <text:p text:style-name="P3">£</text:p>
      <text:p text:style-name="P4">Le gallant vint a la mason</text:p>
      <text:p text:style-name="P4">Ou estoit loge lãbassade</text:p>
      <text:p text:style-name="P4">Ou les seigneurs ꝑ beau blason</text:p>
      <text:p text:style-name="P4">Deuisoyent rõdeau ou balade</text:p>
      <text:p text:style-name="P4">il estoit miste gent (et) saige</text:p>
      <text:p text:style-name="P4">Bien a bitue bien en point</text:p>
      <text:p text:style-name="P4">Robe fourree pourpoint dostade</text:p>
      <text:p text:style-name="_3c_l_3e_"><text:span text:style-name="Police_20_par_20_défaut"><text:span text:style-name="T3">Il entendoit son cõtrepoint</text:span></text:span></text:p>
      <text:p text:style-name="_3c_l_3e_"><text:span text:style-name="_3c_pb_3e_"><text:span text:style-name="T3">[f. b2v]</text:span></text:span></text:p>
      <text:p text:style-name="P4">Le principal embassadeur</text:p>
      <text:p text:style-name="P4">Aymoit vng peu le bas mestier</text:p>
      <text:p text:style-name="P4">Dont gallant fut a honneur</text:p>
      <text:p text:style-name="P4">Car cestoit quasi son mestier</text:p>
      <text:p text:style-name="P4">Et luy compta que a son quartier</text:p>
      <text:p text:style-name="P4">Auoit des femmes largement</text:p>
      <text:p text:style-name="P4">Qui estoient sil estoit mestier</text:p>
      <text:p text:style-name="_3c_l_3e_"><text:span text:style-name="Police_20_par_20_défaut"><text:span text:style-name="T3">A son iolis commandement</text:span></text:span></text:p>
      <text:p text:style-name="P3">£</text:p>
      <text:p text:style-name="P4">Le gallant fut entretenu</text:p>
      <text:p text:style-name="P4">Par ce seigneur venu nouueau</text:p>
      <text:p text:style-name="_3c_l_3e_"><text:span text:style-name="Police_20_par_20_défaut"><text:span text:style-name="T3">Et leans il fut retenu</text:span></text:span></text:p>
      <text:p text:style-name="P4">Pour estre fin franc macquereau</text:p>
      <text:p text:style-name="P4">Le ieu leur sembla si tresbeau</text:p>
      <text:p text:style-name="P4">Aussi il fist si bonne myne</text:p>
      <text:p text:style-name="_3c_l_3e_"><text:span text:style-name="Police_20_par_20_défaut"><text:span text:style-name="T3">Quil fut esleu sans nul appeau</text:span></text:span></text:p>
      <text:p text:style-name="_3c_l_3e_"><text:span text:style-name="Police_20_par_20_défaut"><text:span text:style-name="T3">Pour estre varlet de cuisine</text:span></text:span></text:p>
      <text:p text:style-name="P3">£</text:p>
      <text:p text:style-name="P4">Les ambassadeurs conuoyerent</text:p>
      <text:p text:style-name="P4">Seigneurs et bourgois a disner</text:p>
      <text:p text:style-name="P4">Lesquelz voulentiers y allerent</text:p>
      <text:p text:style-name="P4">Passer temps point nen fault doubter</text:p>
      <text:p text:style-name="P4">Toutesfoys vous deuez scauoir</text:p>
      <text:p text:style-name="P4">Quelque chose que ie vous die</text:p>
      <text:p text:style-name="P4">Que lembassadeur pour tout veoir</text:p>
      <text:p text:style-name="P4">Craignoit tresfort lespydimie</text:p>
      <text:p text:style-name="P3">£</text:p>
      <text:p text:style-name="P4">Ce gallant en fut aduerti</text:p>
      <text:p text:style-name="P4">Qui nonobstant fist bonne myne</text:p>
      <text:p text:style-name="P4"><text:soft-page-break/>Et quant il fut pres de myoy</text:p>
      <text:p text:style-name="_3c_l_3e_"><text:span text:style-name="Police_20_par_20_défaut"><text:span text:style-name="T3">A leure quil est temps quon dysgne</text:span></text:span></text:p>
      <text:p text:style-name="P4">Il entra dedens la cuisine</text:p>
      <text:p text:style-name="P4">Maintenant toute la viande</text:p>
      <text:p text:style-name="P4">Comme docteur en medicine</text:p>
      <text:p text:style-name="_3c_l_3e_"><text:span text:style-name="Police_20_par_20_défaut"><text:span text:style-name="T3">Qui tient malades en commande</text:span></text:span></text:p>
      <text:p text:style-name="P3">£</text:p>
      <text:p text:style-name="_3c_l_3e_"><text:span text:style-name="Police_20_par_20_défaut"><text:span text:style-name="T3">Tous les seigneurs le regarderent</text:span></text:span></text:p>
      <text:p text:style-name="_3c_l_3e_"><text:span text:style-name="_3c_pb_3e_"><text:span text:style-name="T3">[f. b3r]</text:span></text:span></text:p>
      <text:p text:style-name="P4">Son train ses facons ses manieres</text:p>
      <text:p text:style-name="P4">Mais pas apres luy ne tasterent</text:p>
      <text:p text:style-name="P4">Aussi ne luy challoit il gueres</text:p>
      <text:p text:style-name="P4">Apres il print les esguieres</text:p>
      <text:p text:style-name="P4">Le vin le claire lypocras</text:p>
      <text:p text:style-name="P4">Dariolles tartres entieres</text:p>
      <text:p text:style-name="P4">Il tata par tout par compas</text:p>
      <text:p text:style-name="P4">Et pour bien entendre son cas</text:p>
      <text:p text:style-name="P4">Quant il veit quil estoit saison</text:p>
      <text:p text:style-name="P4">A bien iouer ne faillit pas</text:p>
      <text:p text:style-name="P4">Pour faire aux seigneurs la raison</text:p>
      <text:p text:style-name="P4">Si bien que dedens la maison</text:p>
      <text:p text:style-name="P4">Demoura tout seul pour repaistre</text:p>
      <text:p text:style-name="P4">Soustenant par finie achoison</text:p>
      <text:p text:style-name="_3c_l_3e_"><text:span text:style-name="Police_20_par_20_défaut"><text:span text:style-name="T3">Quil se douloit du coste destre</text:span></text:span></text:p>
      <text:p text:style-name="P3">£</text:p>
      <text:p text:style-name="P4">Lors y auoit vue couchette</text:p>
      <text:p text:style-name="P4">Ou il failloit la feste faire</text:p>
      <text:p text:style-name="P4">Et na dent qui ne luy cliquette</text:p>
      <text:p text:style-name="P4">La se mist cõmencant a braire</text:p>
      <text:p text:style-name="P4">Que len fuist au presbitaire</text:p>
      <text:p text:style-name="P4">Pour faire le prestre acourir</text:p>
      <text:p text:style-name="P4">A tout dieu (et) lautre ordinaire</text:p>
      <text:p text:style-name="_3c_l_3e_"><text:span text:style-name="Police_20_par_20_défaut"><text:span text:style-name="T3">Qui fault pour vng qui veult mourir</text:span></text:span></text:p>
      <text:p text:style-name="P4">£</text:p>
      <text:p text:style-name="P4">Quant les seigneurs veirent le prestre</text:p>
      <text:p text:style-name="P4">Auec les sacremens venir</text:p>
      <text:p text:style-name="_3c_l_3e_"><text:span text:style-name="Police_20_par_20_défaut"><text:span text:style-name="T3">Chascun deux eust bien voulu estre</text:span></text:span></text:p>
      <text:p text:style-name="P4">Dehors ie nen vueil point mentir</text:p>
      <text:p text:style-name="P4">Si grant haste eurent den sortir</text:p>
      <text:p text:style-name="P4">Que la demourerent les viures</text:p>
      <text:p text:style-name="P4">Dont les compaignons du martir</text:p>
      <text:p text:style-name="P4">Furent troys iours et troys nuytz yures.</text:p>
      <text:p text:style-name="P3">£</text:p>
      <text:p text:style-name="P4">Par ce point eurent la repeue</text:p>
      <text:p text:style-name="P4">Franche chascun des compaignons</text:p>
      <text:p text:style-name="_3c_l_3e_"><text:span text:style-name="Police_20_par_20_défaut"><text:span text:style-name="T3">La finesse le prestre le teue</text:span></text:span></text:p>
      <text:p text:style-name="_3c_l_3e_"><text:span text:style-name="_3c_pb_3e_"><text:span text:style-name="T3">[f. b3v]</text:span></text:span></text:p>
      <text:p text:style-name="P4">Affin de complaire aux mignons</text:p>
      <text:p text:style-name="P4">Mais les seigneurs dont len parlons</text:p>
      <text:p text:style-name="P4">Eurent tous pour ce coup laubade</text:p>
      <text:p text:style-name="P4"><text:soft-page-break/>Chascun deux fut quon nen faillons</text:p>
      <text:p text:style-name="P4">De la grant peur troys iours malades</text:p>
      <text:h text:style-name="P11" text:outline-level="2">La seconde<text:line-break/>repeue franche</text:h>
      <text:p text:style-name="_3c_l_3e_"><text:span text:style-name="Police_20_par_20_défaut"><text:span text:style-name="T3">Ung lymosin vint a paris</text:span></text:span></text:p>
      <text:p text:style-name="P3">Pour aucun proces quil auoit</text:p>
      <text:p text:style-name="P3">Quant il partit de son pays</text:p>
      <text:p text:style-name="P3">Pas gramment dargent il nauoit</text:p>
      <text:p text:style-name="P3">Et toutesfoys il entendoit</text:p>
      <text:p text:style-name="P3">Son fait et auoit souuenance</text:p>
      <text:p text:style-name="P3">Que son cas mal se porteroit</text:p>
      <text:p text:style-name="P3">Sil nauoit vne repeue franche</text:p>
      <text:p text:style-name="P3">£</text:p>
      <text:p text:style-name="P3">Le lymosin cest chose vraye</text:p>
      <text:p text:style-name="P3">Qui nauoit vaillant vng patac</text:p>
      <text:p text:style-name="P3">Sappeloit mõseigeur de combraye</text:p>
      <text:p text:style-name="P3">Sans quon le suyuist a son trac</text:p>
      <text:p text:style-name="P3">Plus ruse estoit que patac</text:p>
      <text:p text:style-name="P3">Et affame comme vng vieil loup</text:p>
      <text:p text:style-name="P3">Avec monseigneur de pennesac</text:p>
      <text:p text:style-name="P3">Et le seigneur de lameson</text:p>
      <text:p text:style-name="P3">£</text:p>
      <text:p text:style-name="P3">Ses troys seigneurs sentretrouuerent</text:p>
      <text:p text:style-name="P3">Car ilz estoient tout dun quartier</text:p>
      <text:p text:style-name="P3">Et dieu scait silz se saluerent</text:p>
      <text:p text:style-name="P3">Ainsi quil en estoit mestier</text:p>
      <text:p text:style-name="P3">Toutesfoys ce bon escuier</text:p>
      <text:p text:style-name="P3">De combraye propos final</text:p>
      <text:p text:style-name="P3">Fut esleu leur grant conseiller</text:p>
      <text:p text:style-name="P3">Et le gouuerneur principal</text:p>
      <text:p text:style-name="P3">£</text:p>
      <text:p text:style-name="P3">Ilz conclurent pour le meilleur</text:p>
      <text:p text:style-name="P3">Que ce bon notable seigneur</text:p>
      <text:p text:style-name="P3">yroit veoir sil pourroit trouuer</text:p>
      <text:p text:style-name="_3c_l_3e_"><text:span text:style-name="_3c_pb_3e_"><text:span text:style-name="T3">[f. b4r]</text:span></text:span></text:p>
      <text:p text:style-name="P3">quelque bon lieu pour se logier</text:p>
      <text:p text:style-name="P3">et scelon ce quil trouueroit</text:p>
      <text:p text:style-name="P3">aux autres le racompteroit</text:p>
      <text:p text:style-name="P3">Or aduint que enuiron mydy</text:p>
      <text:p text:style-name="P3">Il estoit de fain estourdy</text:p>
      <text:p text:style-name="P3">Sen vint en vne hostellerie</text:p>
      <text:p text:style-name="P3">En la rue de la mortellerie</text:p>
      <text:p text:style-name="P3">ou peut lenseigne du pestel</text:p>
      <text:p text:style-name="P3">a bon logis et bon hostel</text:p>
      <text:p text:style-name="P3">demandant son a que repaistre</text:p>
      <text:p text:style-name="P3">Ouy vrayement se dist le maistre</text:p>
      <text:p text:style-name="P3">Ne soyes de rien en soucy</text:p>
      <text:p text:style-name="P3">Car vous serez tresbien seruy</text:p>
      <text:p text:style-name="P3">De pain de vin et de viande</text:p>
      <text:p text:style-name="P3"><text:soft-page-break/>Pas grant chose ie ne demande</text:p>
      <text:p text:style-name="P3">Dist le bon seigneur de combraye</text:p>
      <text:p text:style-name="P3">Il ny a gueres que iauoye</text:p>
      <text:p text:style-name="P3">Desiune mais toutesfoys</text:p>
      <text:p text:style-name="P3">Si ay ie disne maintesfoys</text:p>
      <text:p text:style-name="P3">Que nauoye pas tel appetit</text:p>
      <text:p text:style-name="P3">Le seigneur menga vng petit</text:p>
      <text:p text:style-name="P3">Car il nauoit gueres dargent</text:p>
      <text:p text:style-name="P3">Commandant Quon fust diligent</text:p>
      <text:p text:style-name="P3">Dauoir quelque chose de bon</text:p>
      <text:p text:style-name="P3">Pour son souper vng gras chapon</text:p>
      <text:p text:style-name="P3">Car il pensoit bien que se soyr</text:p>
      <text:p text:style-name="P3">Il deuoit auec luy soupper</text:p>
      <text:p text:style-name="P3">Des gentilz hommes de la court</text:p>
      <text:p text:style-name="P3">Lostesse fut bien a son gourt</text:p>
      <text:p text:style-name="P3">Car quant vint a compter lescot</text:p>
      <text:p text:style-name="P3">Le seigneur ne dit oncques mot</text:p>
      <text:p text:style-name="P3">Mais tout ce quelle demande</text:p>
      <text:p text:style-name="P3">Le gentil homme luy bailla</text:p>
      <text:p text:style-name="P3">Disant vous comptez par raison</text:p>
      <text:p text:style-name="P3">Boutant son sac soubz son esselle</text:p>
      <text:p text:style-name="P3">Et vint racompter la nouuelle</text:p>
      <text:p text:style-name="_3c_l_3e_"><text:span text:style-name="_3c_pb_3e_"><text:span text:style-name="T3">[f. b4v]</text:span></text:span></text:p>
      <text:p text:style-name="P3">A ses compaignons (et) comment</text:p>
      <text:p text:style-name="P3">Il failloit faire sagement</text:p>
      <text:p text:style-name="P3">Et fut dit a peu de ꝑolles</text:p>
      <text:p text:style-name="P3">Pour euiter grans monopoles</text:p>
      <text:p text:style-name="P3">Que le seigneur de penneesac</text:p>
      <text:p text:style-name="P3">yroit deuãt louer lestat</text:p>
      <text:p text:style-name="P3">Et blasonner la suffisance</text:p>
      <text:p text:style-name="P3">De ce seigneur car sã doubtãce</text:p>
      <text:p text:style-name="P3">La chose le valloit tresbien</text:p>
      <text:p text:style-name="P3">Et pour trouuer meilleur moyen</text:p>
      <text:p text:style-name="P3">Il merroit a sa ↄpaignie</text:p>
      <text:p text:style-name="P3">La meson il ne faillit mye</text:p>
      <text:p text:style-name="P3">Et vĩt demander a lostesse</text:p>
      <text:p text:style-name="P3">Son seigneur rempli de noblesse</text:p>
      <text:p text:style-name="P3">Estoit loge en la maison</text:p>
      <text:p text:style-name="P3">Lostesse respõdit que nom</text:p>
      <text:p text:style-name="P3">Et que vrayement il ny auoyt</text:p>
      <text:p text:style-name="P3">Qun limosin lequel debuoit</text:p>
      <text:p text:style-name="P3">Uenir souper au soir leans</text:p>
      <text:p text:style-name="P3">A dist il dame de ceans</text:p>
      <text:p text:style-name="_3c_l_3e_"><text:span text:style-name="T2">Cest celluy q̃ no</text:span><text:span text:style-name="Police_20_par_20_défaut"><text:span text:style-name="T7">9</text:span></text:span><text:span text:style-name="T2"> demandon</text:span></text:p>
      <text:p text:style-name="P3">Par mafoy cest ce grant baron</text:p>
      <text:p text:style-name="P3">Qui est arriue au matin</text:p>
      <text:p text:style-name="P3">Ie nẽtens point vostre latin</text:p>
      <text:p text:style-name="_3c_l_3e_"><text:span text:style-name="T2">Dist lostesse vo</text:span><text:span text:style-name="Police_20_par_20_défaut"><text:span text:style-name="T7">9</text:span></text:span><text:span text:style-name="T2"> ꝑlez mal</text:span></text:p>
      <text:p text:style-name="P3">Il na ne iument ne cheual</text:p>
      <text:p text:style-name="P3">Et va a pie ꝑfaulte dasne</text:p>
      <text:p text:style-name="P3"><text:soft-page-break/>Lors pennessac respondit dame</text:p>
      <text:p text:style-name="P3">Il vient icy pour vng proces</text:p>
      <text:p text:style-name="P3">Et est appellãt de lexces</text:p>
      <text:p text:style-name="P3">Quon luy a fait en lymosin</text:p>
      <text:p text:style-name="P3">Et va ainsi de pie affin</text:p>
      <text:p text:style-name="P3">Que son proces soit plus tost fait</text:p>
      <text:p text:style-name="P3">Lostesse le creut en effet</text:p>
      <text:p text:style-name="P3">£</text:p>
      <text:p text:style-name="_3c_l_3e_"><text:span text:style-name="Police_20_par_20_défaut"><text:span text:style-name="T3">Alors le seigneur de combraye</text:span></text:span></text:p>
      <text:p text:style-name="P3">Arriua (et) dieu scet quel ioye</text:p>
      <text:p text:style-name="P3">Ses deux autres seigneurs luy firent</text:p>
      <text:p text:style-name="_3c_l_3e_"><text:span text:style-name="_3c_pb_3e_"><text:span text:style-name="T3">[f. b5r]</text:span></text:span></text:p>
      <text:p text:style-name="P3">Et le genoul en bas tendirẽt</text:p>
      <text:p text:style-name="P3">Aussi tost comme il fut venu</text:p>
      <text:p text:style-name="P3">Et ꝑ ce point il fut congneu</text:p>
      <text:p text:style-name="P3">Quil estoit seigneur hõnorable</text:p>
      <text:p text:style-name="P3">Ce bon seigneur se sist a table</text:p>
      <text:p text:style-name="P3">En tenãt bonne grauite</text:p>
      <text:p text:style-name="P3">vis avis de lautre coste</text:p>
      <text:p text:style-name="P3">Sassist le seigneur de lostel</text:p>
      <text:p text:style-name="P3">Et eurent du vin dieu scait quel</text:p>
      <text:p text:style-name="P3">Il ne le fault point demander</text:p>
      <text:p text:style-name="P3">Quãt ce vint a lescot compter</text:p>
      <text:p text:style-name="P3">Lostesse asses hault comptoit</text:p>
      <text:p text:style-name="P3">Mais au seigneur il nen chaloit</text:p>
      <text:p text:style-name="P3">Faignant qu<text:span text:style-name="correctionTypo">i</text:span>l fut tout plaint dargent</text:p>
      <text:p text:style-name="P3">Lors il dist quon sust diligent</text:p>
      <text:p text:style-name="P3">De pẽser de faire les lis</text:p>
      <text:p text:style-name="P3">Car il vouloit en ce logis</text:p>
      <text:p text:style-name="P3">coucher / puis apres par expres</text:p>
      <text:p text:style-name="P3">Il print son sac a ces proces</text:p>
      <text:p text:style-name="P3">Et le bailla leans en garde</text:p>
      <text:p text:style-name="P3">En disant quon le contregardast</text:p>
      <text:p text:style-name="P3">Se de largent voulez auoir.</text:p>
      <text:p text:style-name="P3">Il ne fault que demander</text:p>
      <text:p text:style-name="P3">Lostesse ne fut pas ingrate</text:p>
      <text:p text:style-name="P3">En disant ie nen ay pas haste</text:p>
      <text:p text:style-name="P3">Nespargnes riens qui soit ceans</text:p>
      <text:p text:style-name="P3">Ses seigneurs coucherent leans</text:p>
      <text:p text:style-name="P3">Lespace de cinq ou de six moys</text:p>
      <text:p text:style-name="P3">Sans payer argent toutesfoys</text:p>
      <text:p text:style-name="P3">Nonobstant ce quil demandoit</text:p>
      <text:p text:style-name="P3">A son hostesse selle voloit</text:p>
      <text:p text:style-name="P3">auoir de largent bien souuent</text:p>
      <text:p text:style-name="P3">Mais il nestoit point bien content</text:p>
      <text:p text:style-name="_3c_l_3e_"><text:span text:style-name="T2">De me</text:span><text:span text:style-name="erreurTypo"><text:span text:style-name="T1">e</text:span></text:span><text:span text:style-name="correctionTypo"><text:span text:style-name="T1">t</text:span></text:span><text:span text:style-name="T2">tre souuent main a bource</text:span></text:p>
      <text:p text:style-name="P3">Lostesse nestoit point rebource</text:p>
      <text:p text:style-name="_3c_l_3e_"><text:span text:style-name="T2">Et dist ne vo</text:span><text:span text:style-name="Police_20_par_20_défaut"><text:span text:style-name="T7">9</text:span></text:span><text:span text:style-name="T2"> en soucies</text:span></text:p>
      <text:p text:style-name="P3">Dieu mercy iay argent asses</text:p>
      <text:p text:style-name="P3">A vostre bon commandement</text:p>
      <text:p text:style-name="_3c_l_3e_"><text:soft-page-break/><text:span text:style-name="_3c_pb_3e_"><text:span text:style-name="T3">[f. b5v]</text:span></text:span></text:p>
      <text:p text:style-name="P3">Ses mignons pẽserẽt comment</text:p>
      <text:p text:style-name="P3">ilz pourroient retirer leur sac</text:p>
      <text:p text:style-name="P3">Et lors monseigneur de pennesac</text:p>
      <text:p text:style-name="P3">Dist a ce baron de combraye</text:p>
      <text:p text:style-name="P3">Quil se boutast biẽ tost en voye</text:p>
      <text:p text:style-name="P3">Faignãt qui fust embesoigne</text:p>
      <text:p text:style-name="P3">Ce seigneur vint tout reffrongne</text:p>
      <text:p text:style-name="P3">vers lostesse ꝑ bon moyen</text:p>
      <text:p text:style-name="P3">Et luy dist mon cas va tresbien</text:p>
      <text:p text:style-name="P3">Mon proces est ennuyt iuge</text:p>
      <text:p text:style-name="P3">Bailles moy mon sac sõme toute</text:p>
      <text:p text:style-name="P3">Car iay peur (et) si fais grant doute</text:p>
      <text:p text:style-name="P3">Que les seigneurs soyent de partis</text:p>
      <text:p text:style-name="_3c_l_3e_"><text:span text:style-name="T2">Il print son sac a dieu vo</text:span><text:span text:style-name="Police_20_par_20_défaut"><text:span text:style-name="T7">9</text:span></text:span><text:span text:style-name="T2"> dis</text:span></text:p>
      <text:p text:style-name="P3">Ie reuiẽdray tout maintenat</text:p>
      <text:p text:style-name="P3">Il sen alla diligemment</text:p>
      <text:p text:style-name="P3">Atout ses proces (et) son sac</text:p>
      <text:p text:style-name="P3">Et le seigneur de pennesac</text:p>
      <text:p text:style-name="P3">Et de lameson latendoient</text:p>
      <text:p text:style-name="P3">Lesquelz deux seigneurs sesbatoient</text:p>
      <text:p text:style-name="P3">A recuillir les torchecuz</text:p>
      <text:p text:style-name="_3c_l_3e_"><text:span text:style-name="T2">Des seigneurs qui estoient ven</text:span><text:span text:style-name="Police_20_par_20_défaut"><text:span text:style-name="T7">9</text:span></text:span></text:p>
      <text:p text:style-name="P3">Aux chambres et biẽ se pensoiẽt</text:p>
      <text:p text:style-name="P3">Qua quelq̃ chose seruoient</text:p>
      <text:p text:style-name="_3c_l_3e_"><text:span text:style-name="T2">Ilz osterent to</text:span><text:span text:style-name="Police_20_par_20_défaut"><text:span text:style-name="T7">9</text:span></text:span><text:span text:style-name="T2"> ces proces</text:span></text:p>
      <text:p text:style-name="P3">De ce sac (et) par motz expres</text:p>
      <text:p text:style-name="P3">Lemplirent desditz torchecuz</text:p>
      <text:p text:style-name="_3c_l_3e_"><text:span text:style-name="T2">Puys au soir quãt furent ven</text:span><text:span text:style-name="Police_20_par_20_défaut"><text:span text:style-name="T7">9</text:span></text:span></text:p>
      <text:p text:style-name="P3">A leur logis fut mys en garde</text:p>
      <text:p text:style-name="P3">Et pour myeulx estre en sauue garde</text:p>
      <text:p text:style-name="P3">Il fut boute ꝑ grant humblesse</text:p>
      <text:p text:style-name="P3">Auec les robes de lostesse</text:p>
      <text:p text:style-name="P3">Qui sentoient le muguelias</text:p>
      <text:p text:style-name="P3">Au soir firent grant ralias</text:p>
      <text:p text:style-name="P3">Le lendemain il fut saison</text:p>
      <text:p text:style-name="P3">De departir il fut saison</text:p>
      <text:p text:style-name="_3c_l_3e_"><text:span text:style-name="_3c_pb_3e_"><text:span text:style-name="T3">[f. b6r, f. b6v et f. c1r[?]]</text:span></text:span></text:p>
      <text:p text:style-name="P3">Auoir vng morceau de fromaige</text:p>
      <text:p text:style-name="P1">Le clerc</text:p>
      <text:p text:style-name="_3c_l_3e_"><text:span text:style-name="Police_20_par_20_défaut"><text:span text:style-name="T3">Adoncdit le clerc mon amy</text:span></text:span></text:p>
      <text:p text:style-name="P3">Il fault compter car vous deuez</text:p>
      <text:p text:style-name="P3">Tout par tout sept soubz et demy</text:p>
      <text:p text:style-name="P3">Et convient que les me payes</text:p>
      <text:p text:style-name="P1">Le gallant</text:p>
      <text:p text:style-name="_3c_l_3e_"><text:span text:style-name="Police_20_par_20_défaut"><text:span text:style-name="T3">Je ne scay comment les aurez</text:span></text:span></text:p>
      <text:p text:style-name="P3">Dist la gallant par saint gille</text:p>
      <text:p text:style-name="P3">Je vueil bien que vous le sachez</text:p>
      <text:p text:style-name="P3">Je ne sache ne croix ne pile</text:p>
      <text:p text:style-name="P1">Le clerc</text:p>
      <text:p text:style-name="_3c_l_3e_"><text:soft-page-break/><text:span text:style-name="Police_20_par_20_défaut"><text:span text:style-name="T3">Qui na argent si laisse gaige</text:span></text:span></text:p>
      <text:p text:style-name="P3">Se nest que le fait droicturier</text:p>
      <text:p text:style-name="P3">Uoulez vous viure dauantaige</text:p>
      <text:p text:style-name="P3">Et nauez maille ne denier</text:p>
      <text:p text:style-name="P3">Estes vous larron ou murdrier</text:p>
      <text:p text:style-name="P3">Par dieu ains que dicy ie hobe</text:p>
      <text:p text:style-name="P3">Uous me payerez pour abreger</text:p>
      <text:p text:style-name="P3">Ou vous y laisserez la robe</text:p>
      <text:p text:style-name="P1">Le gallant</text:p>
      <text:p text:style-name="_3c_l_3e_"><text:span text:style-name="Police_20_par_20_défaut"><text:span text:style-name="T3">Quant est dargent ie nen ay point</text:span></text:span></text:p>
      <text:p text:style-name="P3">Affin de le dire tout hault</text:p>
      <text:p text:style-name="P3">Comment men iray ie en pourpoint</text:p>
      <text:p text:style-name="P3">Desnue comment vng marault</text:p>
      <text:p text:style-name="P3">Dieu mercy ie nay pas trop chault</text:p>
      <text:p text:style-name="P3">Mais sil vous plaisoit menployer</text:p>
      <text:p text:style-name="P3">Je vous seruiroye sans deffault</text:p>
      <text:p text:style-name="P3">Jusques a mon escot payer</text:p>
      <text:p text:style-name="P1">Le clerc</text:p>
      <text:p text:style-name="_3c_l_3e_"><text:span text:style-name="Police_20_par_20_défaut"><text:span text:style-name="T3">Et comment que scauez vous faire</text:span></text:span></text:p>
      <text:p text:style-name="P3">Dictes le moy tout plainement</text:p>
      <text:p text:style-name="P1">Le gallant</text:p>
      <text:p text:style-name="_3c_l_3e_"><text:span text:style-name="Police_20_par_20_défaut"><text:span text:style-name="T3">Quoy toute chose necessaire</text:span></text:span></text:p>
      <text:p text:style-name="P3">Point ne fault demander comment</text:p>
      <text:p text:style-name="P3">Je gaige que tout maintenant</text:p>
      <text:p text:style-name="P3">Que ie chanteray vng couplet</text:p>
      <text:p text:style-name="_3c_l_3e_"><text:span text:style-name="_3c_pb_3e_"><text:span text:style-name="T3">[f. c1v]</text:span></text:span></text:p>
      <text:p text:style-name="P3">Si hault et si cler ie me vante</text:p>
      <text:p text:style-name="P3">Que vous direz ce la me plaist</text:p>
      <text:p text:style-name="P1">Lacteur</text:p>
      <text:p text:style-name="_3c_l_3e_"><text:span text:style-name="Police_20_par_20_défaut"><text:span text:style-name="T3">Lors le varlet voyant cecy</text:span></text:span></text:p>
      <text:p text:style-name="P3">Fut content de ceste gageure</text:p>
      <text:p text:style-name="P3">Et pensa a luy mesme ainsy</text:p>
      <text:p text:style-name="P3">Quil attendroit ceste aduenture</text:p>
      <text:p text:style-name="P3">Et sil chantoit bien dauenture</text:p>
      <text:p text:style-name="P3">Il luy diroit pour tous bebas</text:p>
      <text:p text:style-name="P3">Quil payast lescot bonne alleure</text:p>
      <text:p text:style-name="P3">Car son chant ne luy plaisoit pas</text:p>
      <text:p text:style-name="P3">£</text:p>
      <text:p text:style-name="P3">Lacord fut dit lacord fut fait</text:p>
      <text:p text:style-name="P3">Deuant tous non pas en derriere</text:p>
      <text:p text:style-name="P3">Lors le gallant tira de fait</text:p>
      <text:p text:style-name="P3">De dedens sa gibeciere</text:p>
      <text:p text:style-name="P3">Une bource dargent legiere</text:p>
      <text:p text:style-name="P3">Qui estoit plaine de mereaulx</text:p>
      <text:p text:style-name="P3">Et chanta par bonne maniere</text:p>
      <text:p text:style-name="P3">Haultement ses motz nouueaulx</text:p>
      <text:p text:style-name="P3">£</text:p>
      <text:p text:style-name="P3">De sa bource dessus la table</text:p>
      <text:p text:style-name="P3">Frappa affin que ie le note</text:p>
      <text:p text:style-name="P3">Et comme chose conuenable</text:p>
      <text:p text:style-name="P3"><text:soft-page-break/>Chanta ainsy a haulte note</text:p>
      <text:p text:style-name="P3">Il fault payer tõ hoste tõ hoste ton hoste</text:p>
      <text:p text:style-name="P3">Tout au long chanta ce couplet</text:p>
      <text:p text:style-name="P3">Le varlet estant coste a coste</text:p>
      <text:p text:style-name="P3">Respondit cela bien me plaist</text:p>
      <text:p text:style-name="P3">£</text:p>
      <text:p text:style-name="P3">Touteffoys il natendoit pas</text:p>
      <text:p text:style-name="P3">Quil ne fut de lescot paye</text:p>
      <text:p text:style-name="P3">Parquoy il failloit sur ce pas</text:p>
      <text:p text:style-name="P3">De son sens il fut desuoye</text:p>
      <text:p text:style-name="P3">Et deuant tous fut notifie</text:p>
      <text:p text:style-name="P3">Quil estoit gentil compaignon</text:p>
      <text:p text:style-name="P3">Et quil auoit par son traicte</text:p>
      <text:p text:style-name="P3">Bien disne pour vne chanson</text:p>
      <text:p text:style-name="_3c_l_3e_"><text:span text:style-name="_3c_pb_3e_"><text:span text:style-name="T2">[f. c2r]</text:span></text:span></text:p>
      <text:p text:style-name="P3">Cest bien disne quant on eschappe</text:p>
      <text:p text:style-name="P3">Sans debourcer pas vng denier</text:p>
      <text:p text:style-name="P3">Et dire a dieu au tauernier</text:p>
      <text:p text:style-name="P3">En torchant son nez a la nappe</text:p>
      <text:h text:style-name="P11" text:outline-level="2">La repeue<text:line-break/>du peletier</text:h>
      <text:p text:style-name="_3c_l_3e_"><text:span text:style-name="Police_20_par_20_défaut"><text:span text:style-name="T3">Ung iour aduint qun peletier</text:span></text:span></text:p>
      <text:p text:style-name="P3">Espousa vne belle femme</text:p>
      <text:p text:style-name="P3">Qui appetoit le bas mestier</text:p>
      <text:p text:style-name="P3">En faisant recorder sa game</text:p>
      <text:p text:style-name="P3">Ce peletier sans penser blasme</text:p>
      <text:p text:style-name="P3">Ne sen soucioit qun petit.</text:p>
      <text:p text:style-name="P3">Mieulx aymoit de vin vne drame</text:p>
      <text:p text:style-name="P3">Que coucher dedens vng beau lit</text:p>
      <text:p text:style-name="P3">Ung cure voyant cest affaire</text:p>
      <text:p text:style-name="P3">De la femme fut amoureux</text:p>
      <text:p text:style-name="P3">Et pensa qua son presbitaire</text:p>
      <text:p text:style-name="P3">Il meneroit ce maistre gueux</text:p>
      <text:p text:style-name="P3">Il sen vint a luy tout ioyeux</text:p>
      <text:p text:style-name="P3">A celle fin de le tromper</text:p>
      <text:p text:style-name="P3">En disant mon voisin ie veulx</text:p>
      <text:p text:style-name="P3">Vous donner ennuyt a soupper</text:p>
      <text:p text:style-name="P3">£</text:p>
      <text:p text:style-name="P3">Le pelletier en fut content</text:p>
      <text:p text:style-name="P3">Car il ne vouloit que repaistre</text:p>
      <text:p text:style-name="P3">Et alla tout incontinent</text:p>
      <text:p text:style-name="P3">Faire grant chiere auec le prestre</text:p>
      <text:p text:style-name="P3">Qui luy ioua dun tour de maistre</text:p>
      <text:p text:style-name="P3">Disant ma robe est deffourree</text:p>
      <text:p text:style-name="P3">Il vous y conuient la main mettre</text:p>
      <text:p text:style-name="P3">Affin quelle soit refourree</text:p>
      <text:p text:style-name="P3">£</text:p>
      <text:p text:style-name="P3">Et bien se dist le pelletier</text:p>
      <text:p text:style-name="P3">Monseigneur ien suis bien content</text:p>
      <text:p text:style-name="P3"><text:soft-page-break/>Mais que vous men vueilles payer</text:p>
      <text:p text:style-name="P3">Je suis tout vostre seurement</text:p>
      <text:p text:style-name="P3">Ilz firent leur appointement</text:p>
      <text:p text:style-name="P3">Quil auroit pour tout inuentoire</text:p>
      <text:p text:style-name="_3c_l_3e_"><text:span text:style-name="_3c_pb_3e_"><text:span text:style-name="T2">[f. c2v]</text:span></text:span></text:p>
      <text:p text:style-name="P3">Dix soubz tournois entierement</text:p>
      <text:p text:style-name="P3">Et du vin largement pour boyre</text:p>
      <text:p text:style-name="P3">£</text:p>
      <text:p text:style-name="P3">Pourueu quil la despecheroit</text:p>
      <text:p text:style-name="P3">Car il luy estoit necessaire</text:p>
      <text:p text:style-name="P3">Et que toute nuyt veilleroit</text:p>
      <text:p text:style-name="P3">Auec son clerc au presbitaire</text:p>
      <text:p text:style-name="P3">Il fut content de cest affaire</text:p>
      <text:p text:style-name="P3">Mais le cure les enferma</text:p>
      <text:p text:style-name="P3">Soubz la clef sans grant noyse faire</text:p>
      <text:p text:style-name="P3">Puis hors la maison sen alla</text:p>
      <text:p text:style-name="P3">£</text:p>
      <text:p text:style-name="P3">Le cure vint en la maison</text:p>
      <text:p text:style-name="P3">Du pelletier par ses sornettes</text:p>
      <text:p text:style-name="P3">Et trouua si bonne achoison</text:p>
      <text:p text:style-name="P3">Quil fist tresbien ses besongnettes</text:p>
      <text:p text:style-name="P3">Ilz firent cent mille chosettes</text:p>
      <text:p text:style-name="P3">Car ainsy comme il me semble</text:p>
      <text:p text:style-name="P3">£</text:p>
      <text:p text:style-name="P3">Ce fourreur pour la repeue franche</text:p>
      <text:p text:style-name="P3">Fut fait coqu bien fermement</text:p>
      <text:p text:style-name="P3">Et luy chargea la dame blanche</text:p>
      <text:p text:style-name="P3">Quil luy retournast hardiment</text:p>
      <text:p text:style-name="P3">Et que par son sainct sacrement</text:p>
      <text:p text:style-name="P3">Jamais nul iour ne loublira</text:p>
      <text:p text:style-name="P3">Mais luy fera hebergement</text:p>
      <text:p text:style-name="P3">Toutes les foys quil luy plaira</text:p>
      <text:p text:style-name="P3">£</text:p>
      <text:p text:style-name="P3">Et pourtant donne soy de garde</text:p>
      <text:p text:style-name="P3">Chascun qui aura belle femme</text:p>
      <text:p text:style-name="P3">Quon ne luy ioue de telle aubade</text:p>
      <text:p text:style-name="P3">Pour la repeue cest grant diffame</text:p>
      <text:p text:style-name="P3">Quant il est sceu ce nest que blasme</text:p>
      <text:p text:style-name="P3">Et reproche au temps aduenir</text:p>
      <text:p text:style-name="P3">Dela des repeues la grant gaigne</text:p>
      <text:p text:style-name="P3">Pourtant ayes en souuenir</text:p>
      <text:h text:style-name="Heading_20_2" text:outline-level="2"><text:span text:style-name="Police_20_par_20_défaut"><text:span text:style-name="T5">La repeue franche des<text:line-break/>gallans sans soucy</text:span></text:span></text:h>
      <text:p text:style-name="_3c_l_3e_"><text:span text:style-name="_3c_pb_3e_"><text:span text:style-name="T2">[f. c3r]</text:span></text:span></text:p>
      <text:p text:style-name="P4">Vne assemblee de compaignons</text:p>
      <text:p text:style-name="P4">Nommez les gallans sans soucy</text:p>
      <text:p text:style-name="P4">Se trouuerent entre deux pons</text:p>
      <text:p text:style-name="P4">Pres le palais il est ainsi</text:p>
      <text:p text:style-name="P4">Dautres y en auoit aussy</text:p>
      <text:p text:style-name="P4"><text:soft-page-break/>Qui aymoient bien besongne faicte</text:p>
      <text:p text:style-name="P4">Et estoient de franct cueur transsys</text:p>
      <text:p text:style-name="P4">Alabbe de saincte souffrette</text:p>
      <text:p text:style-name="P3">£</text:p>
      <text:p text:style-name="P4">Ses mygnons ainsi assembles</text:p>
      <text:p text:style-name="P4">Ne demanderent que repos</text:p>
      <text:p text:style-name="P4">Dargent ilz nestoient pas comblez</text:p>
      <text:p text:style-name="P4">Nonpourtant ne faillirent pas</text:p>
      <text:p text:style-name="_3c_l_3e_"><text:span text:style-name="Police_20_par_20_défaut"><text:span text:style-name="T3">Ilz se bo</text:span></text:span><text:span text:style-name="erreurTypo"><text:span text:style-name="T8">n</text:span></text:span><text:span text:style-name="correctionTypo"><text:span text:style-name="T8">u</text:span></text:span><text:span text:style-name="Police_20_par_20_défaut"><text:span text:style-name="T3">terent cest le cas</text:span></text:span></text:p>
      <text:p text:style-name="_3c_l_3e_"><text:span text:style-name="Police_20_par_20_défaut"><text:span text:style-name="T3">A </text:span></text:span><text:span text:style-name="erreurTypo"><text:span text:style-name="T8">s</text:span></text:span><text:span text:style-name="correctionTypo"><text:span text:style-name="T8">l</text:span></text:span><text:span text:style-name="Police_20_par_20_défaut"><text:span text:style-name="T3">enseigne du plat destain</text:span></text:span></text:p>
      <text:p text:style-name="P4">Ou ilz repeurent par compas</text:p>
      <text:p text:style-name="P4">Car ilz en auoient bien besoing</text:p>
      <text:p text:style-name="P3">£</text:p>
      <text:p text:style-name="P4">Quant ce vint a lescot compter</text:p>
      <text:p text:style-name="P4">Je croy que nul ne sen courrouce</text:p>
      <text:p text:style-name="P4">Mais le beau ieu est au payer</text:p>
      <text:p text:style-name="P4">Quant il ny a denier en bource</text:p>
      <text:p text:style-name="P4">Nul deulx nauoit chiere rebourcee</text:p>
      <text:p text:style-name="P4">Pour de lescot venir au bout</text:p>
      <text:p text:style-name="_3c_l_3e_"><text:span text:style-name="Police_20_par_20_défaut"><text:span text:style-name="T3">Dist vng gallant de plaine sourc</text:span></text:span><text:span text:style-name="erreurTypo"><text:span text:style-name="T8">t</text:span></text:span><text:span text:style-name="correctionTypo"><text:span text:style-name="T8">e</text:span></text:span><text:span text:style-name="Police_20_par_20_défaut"><text:span text:style-name="T3">e</text:span></text:span></text:p>
      <text:p text:style-name="P4">In nen fault qun pour payer tout</text:p>
      <text:p text:style-name="P3">£</text:p>
      <text:p text:style-name="P4">Ilz appointerent tous ensemble</text:p>
      <text:p text:style-name="P4">Que lun diceux on benderoit</text:p>
      <text:p text:style-name="P4">Par ainsi scelon quil me semble</text:p>
      <text:p text:style-name="_3c_l_3e_"><text:span text:style-name="Police_20_par_20_défaut"><text:span text:style-name="T3">Le premier </text:span></text:span><text:span text:style-name="T2">q̃</text:span><text:span text:style-name="Police_20_par_20_défaut"><text:span text:style-name="T3">l empoigneroit</text:span></text:span></text:p>
      <text:p text:style-name="P4">Estoit dit que lescot payeroit</text:p>
      <text:p text:style-name="P4">Mais ilz en eurent grant discort</text:p>
      <text:p text:style-name="P4">Chascun bande estre vouloit</text:p>
      <text:p text:style-name="P4">Dont ne peurent estre dacord</text:p>
      <text:p text:style-name="P3">£</text:p>
      <text:p text:style-name="P4">Le varlet voyant ses debas</text:p>
      <text:p text:style-name="P4">Leur dist nul de vous ne sesmoye</text:p>
      <text:p text:style-name="_3c_l_3e_"><text:span text:style-name="_3c_pb_3e_"><text:span text:style-name="T3">[f. c3v]</text:span></text:span></text:p>
      <text:p text:style-name="P4">Je suis content que par compas</text:p>
      <text:p text:style-name="P4">Tout maintenant bande ie soye</text:p>
      <text:p text:style-name="_3c_l_3e_"><text:span text:style-name="Police_20_par_20_défaut"><text:span text:style-name="T3">Les gallans en eurent grant ioye</text:span></text:span></text:p>
      <text:p text:style-name="P4">Et le banderent en ce lieu</text:p>
      <text:p text:style-name="P4">Puis chascun deux si print la voye</text:p>
      <text:p text:style-name="P4">Pour sen aller sans dire a dieu</text:p>
      <text:p text:style-name="P3">£</text:p>
      <text:p text:style-name="P4">Ce varlet qui estoit bande</text:p>
      <text:p text:style-name="P4">Tournoyoit parmy la maison</text:p>
      <text:p text:style-name="P4">Il fut de lescot prebende</text:p>
      <text:p text:style-name="P4">Par ceste subtille choyson</text:p>
      <text:p text:style-name="P4">Affin dauoir prouision</text:p>
      <text:p text:style-name="P4">De lescot loste monte en hault</text:p>
      <text:p text:style-name="P4">Quant il veit ceste inuention</text:p>
      <text:p text:style-name="P4">A peu que le cueur ne luy fault</text:p>
      <text:p text:style-name="P4">En montant loste fut happe</text:p>
      <text:p text:style-name="P4"><text:soft-page-break/>Par son varlet sans dire mot</text:p>
      <text:p text:style-name="P4">Disant ie vous ay attrappe</text:p>
      <text:p text:style-name="P4">Il faut que vous payes lescot</text:p>
      <text:p text:style-name="P4">Ou que vous laissez la robe</text:p>
      <text:p text:style-name="P4">De quoy il ne fut pas ioyeulx</text:p>
      <text:p text:style-name="P4">Cuidant quil fut mathelineulx</text:p>
      <text:p text:style-name="P3">£</text:p>
      <text:p text:style-name="P4">Quant le varlet se desbanda</text:p>
      <text:p text:style-name="P4">La tromperie peult congnoistre</text:p>
      <text:p text:style-name="P4">Fut estonne quant regarda</text:p>
      <text:p text:style-name="P4">Et veit bien que cestoit son maistre</text:p>
      <text:p text:style-name="P4">Pensez quil en eut belle lettre</text:p>
      <text:p text:style-name="P4">Car ilz parla lors a baston</text:p>
      <text:p text:style-name="P4">Et pour sa peine sans riens mettre</text:p>
      <text:p text:style-name="P4">Il eust quattre coups de baston</text:p>
      <text:p text:style-name="P4">£</text:p>
      <text:p text:style-name="P4">Ainsy furent sans rien payer</text:p>
      <text:p text:style-name="P4">Les poures gallans deliurez</text:p>
      <text:p text:style-name="P4">De la maison du tauernier</text:p>
      <text:p text:style-name="P4">Ou ilz cestoient pres que enyurez</text:p>
      <text:p text:style-name="P4">Des vins quon leur auoit liurez</text:p>
      <text:p text:style-name="P4">Pour boyre a plain gobelet</text:p>
      <text:p text:style-name="P4">Que paya le poure varlet</text:p>
      <text:p text:style-name="_3c_l_3e_"><text:span text:style-name="_3c_pb_3e_"><text:span text:style-name="T3">[f. c4r]</text:span></text:span></text:p>
      <text:p text:style-name="P4">Et que se soit vray certain</text:p>
      <text:p text:style-name="P4">Ainsy que mont dit cinq ou six</text:p>
      <text:p text:style-name="P4">Le cas aduint au plau destain</text:p>
      <text:p text:style-name="P4">Pres saint pierre des arsis</text:p>
      <text:p text:style-name="_3c_l_3e_"><text:span text:style-name="Police_20_par_20_défaut"><text:span text:style-name="T3">Bien eschoit vng grant mercys</text:span></text:span></text:p>
      <text:p text:style-name="P4">A tout le moins pour ce repas</text:p>
      <text:p text:style-name="P4">Et si ne le payerent pas</text:p>
      <text:p text:style-name="P3">£</text:p>
      <text:p text:style-name="P4">Aussy fut si bien aueugle</text:p>
      <text:p text:style-name="P4">Le poure varlet maleureux</text:p>
      <text:p text:style-name="P4">Quil fut de tout lescot sengle</text:p>
      <text:p text:style-name="P4">Et faillut quil payast pour eulx</text:p>
      <text:p text:style-name="P4">Et sen allerent tous ioyeulx</text:p>
      <text:p text:style-name="P4">Les mygnons torchant leur visaige</text:p>
      <text:p text:style-name="P4">Qui auoient disne dauantaige</text:p>
      <text:p text:style-name="P4">£</text:p>
      <text:p text:style-name="P4">Pour passer temps ioyeusement</text:p>
      <text:p text:style-name="P4">Racompter vueil vne repeue</text:p>
      <text:p text:style-name="P4">Qui fut faicte subtillement</text:p>
      <text:p text:style-name="P4">Pres montfaucon cest chose seue</text:p>
      <text:p text:style-name="P4">Et diray la desconuenue</text:p>
      <text:p text:style-name="P4">Quil aduint a de fins ouuriers</text:p>
      <text:p text:style-name="P4">Aussy y sera ramentue</text:p>
      <text:p text:style-name="_3c_l_3e_"><text:span text:style-name="Police_20_par_20_défaut"><text:span text:style-name="T3">La finesse des escolliers</text:span></text:span></text:p>
      <text:p text:style-name="P3">£</text:p>
      <text:p text:style-name="P4">Quant compaignons sont desbauchez</text:p>
      <text:p text:style-name="P4"><text:soft-page-break/>Ilz ne serchent que compaignie</text:p>
      <text:p text:style-name="P4">Plusieurs ont les vins vendengez</text:p>
      <text:p text:style-name="P4">Et beuz quasi iusque a la lye</text:p>
      <text:p text:style-name="P4">Or aduint que grande mesgnye</text:p>
      <text:p text:style-name="P4">De compaignons sentrecontrerent</text:p>
      <text:p text:style-name="P4">Et sans trouuer la saison chiere</text:p>
      <text:p text:style-name="P4">Chascun deulx se resiouysoit</text:p>
      <text:p text:style-name="P4">Disans bons motz faisans grant chiere</text:p>
      <text:p text:style-name="P4">Par ce point le temps se passoit</text:p>
      <text:p text:style-name="P4">Mais lun diceulx promis auoit</text:p>
      <text:p text:style-name="P4">A coucher auec vne garce</text:p>
      <text:p text:style-name="_3c_l_3e_"><text:span text:style-name="_3c_pb_3e_"><text:span text:style-name="T3">[f. c4v]</text:span></text:span></text:p>
      <text:p text:style-name="P4">Et aux autres le racomptoit</text:p>
      <text:p text:style-name="P4">Par ieu en maniere de farce</text:p>
      <text:p text:style-name="P3">£</text:p>
      <text:p text:style-name="P4">Tant parlerent du bas mestier</text:p>
      <text:p text:style-name="P4">Quil fut conclu par leur facon</text:p>
      <text:p text:style-name="P4">Quilz yroient ce soir la coucher</text:p>
      <text:p text:style-name="P4">Pres le gibet de montfaucon</text:p>
      <text:p text:style-name="P4">Et auroient pour prouision</text:p>
      <text:p text:style-name="P4">Ung paste de facon subtille</text:p>
      <text:p text:style-name="P4">Et merroient en conclusion</text:p>
      <text:p text:style-name="P4">Auec eulx chascun vne fille</text:p>
      <text:p text:style-name="P4">£</text:p>
      <text:p text:style-name="P4">Cest paste ie vous en respons</text:p>
      <text:p text:style-name="P4">Fut fait sans demander quil couste</text:p>
      <text:p text:style-name="P4">Car il y auoit six chappons</text:p>
      <text:p text:style-name="P4">Sans la chair que point ie ny bout</text:p>
      <text:p text:style-name="P4">On y eut bien tourne le coute</text:p>
      <text:p text:style-name="P4">Tant estoit grant point nen doubtez</text:p>
      <text:p text:style-name="P4">Le prince des sotz et sa route</text:p>
      <text:p text:style-name="P4">En eussent bien este souppez</text:p>
      <text:p text:style-name="P4">£</text:p>
      <text:p text:style-name="P4">Deux escoliers voyans le cas</text:p>
      <text:p text:style-name="P4">Qui ne scayuent rien de tromper</text:p>
      <text:p text:style-name="P4">Sans prendre conseil dauocas</text:p>
      <text:p text:style-name="P4">Ilz si voulurent occuper</text:p>
      <text:p text:style-name="P4">Pensant a eulx comme attraper</text:p>
      <text:p text:style-name="P4">Les pourroient destoc ou de hanche</text:p>
      <text:p text:style-name="P4">Car ilz vouloient ce soyr soupper</text:p>
      <text:p text:style-name="P4">Et auoir vne repeue franche</text:p>
      <text:p text:style-name="P4">£</text:p>
      <text:p text:style-name="P4">Sans aller parler au deuin</text:p>
      <text:p text:style-name="P4">Lun print ce paste de facon</text:p>
      <text:p text:style-name="P4">Lautre empongna vng broc de vin</text:p>
      <text:p text:style-name="P4">Du pain assez selon raison</text:p>
      <text:p text:style-name="P4">Et allerent vers monfaucon</text:p>
      <text:p text:style-name="P4">Ou estoit toute lassemblee</text:p>
      <text:p text:style-name="P4">Filles y auoit a foyson</text:p>
      <text:p text:style-name="P4">Faisans chiere desmesuree</text:p>
      <text:p text:style-name="_3c_l_3e_"><text:soft-page-break/><text:span text:style-name="_3c_pb_3e_"><text:span text:style-name="T3">[f. c5r]</text:span></text:span></text:p>
      <text:p text:style-name="P4">Aussy iuste comme lorloge</text:p>
      <text:p text:style-name="P4">Par deuis et bonne maniere</text:p>
      <text:p text:style-name="P4">Ilz entrerent dedens leur loge</text:p>
      <text:p text:style-name="P4">Esperant de faire grant chiere</text:p>
      <text:p text:style-name="P4">Et tastoient deuant et derriere</text:p>
      <text:p text:style-name="P4">Ses poures filles hault et bas</text:p>
      <text:p text:style-name="P3">£</text:p>
      <text:p text:style-name="P4">Les escoliers sans nulles fables</text:p>
      <text:p text:style-name="P4">Voyant ceste desconuenue</text:p>
      <text:p text:style-name="P4">Vestirent des abbis de dyables</text:p>
      <text:p text:style-name="P4">Et vindrent la sans attendue</text:p>
      <text:p text:style-name="P4">Lun vng croc lautre vne massue</text:p>
      <text:p text:style-name="P4">Pour auoyr la franche repeue</text:p>
      <text:p text:style-name="P4">Vindrent assaillir les gallans</text:p>
      <text:p text:style-name="P4">£</text:p>
      <text:p text:style-name="P4">Disant a mort a mort a mort</text:p>
      <text:p text:style-name="P4">Prenez ses chaines de fer</text:p>
      <text:p text:style-name="P4">Ribaulx putains par desconfort</text:p>
      <text:p text:style-name="P4">Et les admenez en enfer</text:p>
      <text:p text:style-name="P4">Mis seront auec lucifer</text:p>
      <text:p text:style-name="P4">Au plus parfont de la chaudiere</text:p>
      <text:p text:style-name="P4">Et puis pour mieulx les eschauffer</text:p>
      <text:p text:style-name="_3c_l_3e_"><text:span text:style-name="Police_20_par_20_défaut"><text:span text:style-name="T3">Gettez seront en la riuiere</text:span></text:span></text:p>
      <text:p text:style-name="P3">£</text:p>
      <text:p text:style-name="P4">Lun des gallans pour abreger</text:p>
      <text:p text:style-name="P4">Respondit ma vie est finee</text:p>
      <text:p text:style-name="P4">En enfer me fault heberger</text:p>
      <text:p text:style-name="P4">Decy ma derniere iournee</text:p>
      <text:p text:style-name="P4">Or suis ie bien ame damnee</text:p>
      <text:p text:style-name="P4">Nostre peche nous a attains</text:p>
      <text:p text:style-name="P4">Car nous yrons sans demeuree</text:p>
      <text:p text:style-name="P4">En enfer auec ses putains</text:p>
      <text:p text:style-name="P4">£</text:p>
      <text:p text:style-name="P4">Se vous les eussies veu fouyr</text:p>
      <text:p text:style-name="P4">Jamais ne vites plus beau ieu</text:p>
      <text:p text:style-name="P4">Lun amont lautre aual courir</text:p>
      <text:p text:style-name="P4">Chascun deulx ne pensoit que a dieu</text:p>
      <text:p text:style-name="P4">Ilz sen fouyrent de ce lieu</text:p>
      <text:p text:style-name="_3c_l_3e_"><text:span text:style-name="_3c_pb_3e_"><text:span text:style-name="T3">[f. c5v]</text:span></text:span></text:p>
      <text:p text:style-name="P4">Et laisserent pain vin viande</text:p>
      <text:p text:style-name="P4">Criant saint iehan et saint mathieu</text:p>
      <text:p text:style-name="P4">A qui ilz faisoient leur offrende</text:p>
      <text:p text:style-name="P3">£</text:p>
      <text:p text:style-name="P4">Les escoliers voyans cecy</text:p>
      <text:p text:style-name="P4">Nonobstant leur abbit de dyable</text:p>
      <text:p text:style-name="P4">Furent alors hors de soucy</text:p>
      <text:p text:style-name="P4">Et sassirent trestous a table</text:p>
      <text:p text:style-name="P4">Et dieu scet silz firent la galle</text:p>
      <text:p text:style-name="P4">Entour le vin et le paste</text:p>
      <text:p text:style-name="P4"><text:soft-page-break/>Et repeurent pour fin finalle</text:p>
      <text:p text:style-name="P4">De ce qui estoit apreste</text:p>
      <text:p text:style-name="P4">£</text:p>
      <text:p text:style-name="P4">Cest bien trompe qui rien ne paye</text:p>
      <text:p text:style-name="P4">Et qui peut viure dauantaige</text:p>
      <text:p text:style-name="P4">Sans debourcer or ne monnoye</text:p>
      <text:p text:style-name="P4">En vsant de ioyeux langaige</text:p>
      <text:p text:style-name="P4">Ses escoliers de bon couraige</text:p>
      <text:p text:style-name="P4">Passerent temps ioyeusement</text:p>
      <text:p text:style-name="P4">Sans bailler ny argent ne gaige</text:p>
      <text:p text:style-name="P4">Et si repeurent franchement</text:p>
      <text:p text:style-name="P3">£</text:p>
      <text:p text:style-name="P4">(D)Se vous voulez suyuir lescole</text:p>
      <text:p text:style-name="P4">De ceulx qui viuent franchement</text:p>
      <text:p text:style-name="P4">Lisez en cestuy protocole</text:p>
      <text:p text:style-name="P4">Et voyez la facon comment</text:p>
      <text:p text:style-name="P4">Mettez y vostre entendement</text:p>
      <text:p text:style-name="P4">A faire comment il faisoient</text:p>
      <text:p text:style-name="P4">Et sil ny a empechement</text:p>
      <text:p text:style-name="P4">Vous viures comment ilz viuoyent</text:p>
      <text:p text:style-name="P3">£</text:p>
      <text:p text:style-name="_3c_l_3e_"><text:span text:style-name="Police_20_par_20_défaut"><text:span text:style-name="T3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 fo:background-color="transparent" fo:padding="0.049cm" fo:border-left="0.002cm solid #ff6600" fo:border-right="none" fo:border-top="none" fo:border-bottom="none" style:shadow="none">
        <style:tab-stops/>
        <style:background-image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 fo:background-color="#9999ff">
        <style:background-image/>
      </style:paragraph-properties>
      <style:text-properties fo:font-size="32pt" style:font-size-asian="32pt" style:font-size-complex="3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 fo:background-color="#ffff99">
        <style:background-image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 fo:background-color="#000000">
        <style:background-image/>
      </style:paragraph-properties>
      <style:text-properties fo:font-size="11pt" style:font-size-asian="11pt" fo:hyphenate="false" fo:hyphenation-remain-char-count="0" fo:hyphenation-push-char-count="0"/>
    </style:style>
    <style:style style:name="Police_20_par_20_défaut" style:display-name="Police par défaut" style:family="text"/>
    <style:style style:name="_3c_pb_3e_" style:display-name="&lt;pb&gt;" style:family="text" style:parent-style-name="Police_20_par_20_défaut">
      <style:text-properties style:font-name="Times New Roman" fo:font-weight="bold" fo:background-color="#33ff99" style:font-weight-asian="bold" style:font-name-complex="Times New Roman"/>
    </style:style>
    <style:style style:name="correctionTypo" style:family="text">
      <style:text-properties fo:background-color="#99ffff"/>
    </style:style>
    <style:style style:name="erreurTypo" style:family="text">
      <style:text-properties fo:background-color="#9900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6-06T17:11:50.32</meta:creation-date>
    <meta:document-statistic meta:table-count="0" meta:image-count="0" meta:object-count="0" meta:page-count="26" meta:paragraph-count="1247" meta:word-count="6239" meta:character-count="33404"/>
    <dc:date>2019-06-06T17:15:36.27</dc:date>
    <dc:creator>Jeanne Bineau</dc:creator>
    <meta:editing-duration>PT3M46S</meta:editing-duration>
    <meta:editing-cycles>1</meta:editing-cycles>
    <meta:generator>OpenOffice/4.1.6$Win32 OpenOffice.org_project/416m1$Build-9790</meta:generator>
  </office:meta>
</office:document-meta>
</file>